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OpenSymbol2" svg:font-family="OpenSymbol, 'Arial Unicode MS'"/>
    <style:font-face style:name="sans-serif" svg:font-family="sans-serif"/>
    <style:font-face style:name="F" svg:font-family="" style:font-family-generic="roman"/>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style:font-face style:name="Lohit Hindi2"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Heading">
      <style:paragraph-properties fo:text-align="center" style:justify-single-word="false"/>
    </style:style>
    <style:style style:name="P4" style:family="paragraph" style:parent-style-name="Standard">
      <style:text-properties fo:font-variant="normal" fo:text-transform="none" fo:color="#000000" fo:letter-spacing="normal"/>
    </style:style>
    <style:style style:name="P5" style:family="paragraph" style:parent-style-name="Standard">
      <style:text-properties fo:font-variant="normal" fo:text-transform="none" fo:color="#000000" fo:letter-spacing="normal" officeooo:rsid="00089b1a" officeooo:paragraph-rsid="00089b1a"/>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text-properties officeooo:rsid="002a71cd"/>
    </style:style>
    <style:style style:name="P8" style:family="paragraph" style:parent-style-name="Heading_20_2">
      <style:text-properties officeooo:rsid="0016f614" officeooo:paragraph-rsid="0016f614"/>
    </style:style>
    <style:style style:name="P9" style:family="paragraph" style:parent-style-name="Heading_20_2">
      <style:text-properties officeooo:paragraph-rsid="0040f91d"/>
    </style:style>
    <style:style style:name="P10" style:family="paragraph" style:parent-style-name="Heading_20_3">
      <style:text-properties officeooo:paragraph-rsid="002e45fb"/>
    </style:style>
    <style:style style:name="P11" style:family="paragraph" style:parent-style-name="Text_20_body" style:list-style-name="L113"/>
    <style:style style:name="P12" style:family="paragraph" style:parent-style-name="Text_20_body">
      <style:text-properties officeooo:rsid="00089b1a" officeooo:paragraph-rsid="00089b1a"/>
    </style:style>
    <style:style style:name="P13" style:family="paragraph" style:parent-style-name="Text_20_body">
      <style:text-properties officeooo:rsid="000e3e6b" officeooo:paragraph-rsid="000e3e6b"/>
    </style:style>
    <style:style style:name="P14" style:family="paragraph" style:parent-style-name="Text_20_body">
      <style:text-properties officeooo:rsid="000e3e6b" officeooo:paragraph-rsid="00107161"/>
    </style:style>
    <style:style style:name="P15" style:family="paragraph" style:parent-style-name="Text_20_body">
      <style:text-properties officeooo:paragraph-rsid="0011c692"/>
    </style:style>
    <style:style style:name="P16" style:family="paragraph" style:parent-style-name="Text_20_body">
      <style:text-properties officeooo:rsid="0016f614" officeooo:paragraph-rsid="0016f614"/>
    </style:style>
    <style:style style:name="P17" style:family="paragraph" style:parent-style-name="Text_20_body">
      <style:text-properties officeooo:rsid="0018b8be" officeooo:paragraph-rsid="0018b8be"/>
    </style:style>
    <style:style style:name="P18" style:family="paragraph" style:parent-style-name="Text_20_body">
      <style:text-properties officeooo:paragraph-rsid="0019e8f7"/>
    </style:style>
    <style:style style:name="P19" style:family="paragraph" style:parent-style-name="Text_20_body">
      <style:text-properties officeooo:paragraph-rsid="001b1c11"/>
    </style:style>
    <style:style style:name="P20" style:family="paragraph" style:parent-style-name="Text_20_body">
      <style:text-properties officeooo:rsid="001b1c11" officeooo:paragraph-rsid="007905f4"/>
    </style:style>
    <style:style style:name="P21" style:family="paragraph" style:parent-style-name="Text_20_body">
      <style:text-properties officeooo:paragraph-rsid="001ca78e"/>
    </style:style>
    <style:style style:name="P22" style:family="paragraph" style:parent-style-name="Text_20_body">
      <style:text-properties officeooo:rsid="001dc1ec" officeooo:paragraph-rsid="007905f4"/>
    </style:style>
    <style:style style:name="P23" style:family="paragraph" style:parent-style-name="Text_20_body">
      <style:text-properties officeooo:rsid="00228d74" officeooo:paragraph-rsid="00228d74"/>
    </style:style>
    <style:style style:name="P24" style:family="paragraph" style:parent-style-name="Text_20_body">
      <style:text-properties officeooo:rsid="00228d74" officeooo:paragraph-rsid="002e45fb"/>
    </style:style>
    <style:style style:name="P25" style:family="paragraph" style:parent-style-name="Text_20_body">
      <style:text-properties officeooo:rsid="002637ae" officeooo:paragraph-rsid="002637ae"/>
    </style:style>
    <style:style style:name="P26" style:family="paragraph" style:parent-style-name="Text_20_body">
      <style:text-properties officeooo:paragraph-rsid="002993da"/>
    </style:style>
    <style:style style:name="P27" style:family="paragraph" style:parent-style-name="Text_20_body">
      <style:text-properties officeooo:rsid="002e45fb" officeooo:paragraph-rsid="002e45fb"/>
    </style:style>
    <style:style style:name="P28" style:family="paragraph" style:parent-style-name="Text_20_body">
      <style:text-properties officeooo:paragraph-rsid="00301743"/>
    </style:style>
    <style:style style:name="P29" style:family="paragraph" style:parent-style-name="Text_20_body">
      <style:text-properties officeooo:paragraph-rsid="003b5ced"/>
    </style:style>
    <style:style style:name="P30" style:family="paragraph" style:parent-style-name="Text_20_body">
      <style:text-properties officeooo:rsid="003ddb1b" officeooo:paragraph-rsid="003ddb1b"/>
    </style:style>
    <style:style style:name="P31" style:family="paragraph" style:parent-style-name="Text_20_body">
      <style:text-properties officeooo:paragraph-rsid="003e8286"/>
    </style:style>
    <style:style style:name="P32" style:family="paragraph" style:parent-style-name="Text_20_body">
      <style:text-properties style:font-name="DejaVu" officeooo:paragraph-rsid="0019e8f7"/>
    </style:style>
    <style:style style:name="P33" style:family="paragraph" style:parent-style-name="Text_20_body">
      <style:text-properties officeooo:rsid="0040f91d" officeooo:paragraph-rsid="0040f91d"/>
    </style:style>
    <style:style style:name="P34" style:family="paragraph" style:parent-style-name="Text_20_body">
      <style:text-properties officeooo:rsid="0040f91d" officeooo:paragraph-rsid="0042b91e"/>
    </style:style>
    <style:style style:name="P35" style:family="paragraph" style:parent-style-name="Text_20_body" style:list-style-name="L114">
      <style:text-properties officeooo:rsid="0042b91e" officeooo:paragraph-rsid="0042b91e"/>
    </style:style>
    <style:style style:name="P36" style:family="paragraph" style:parent-style-name="Text_20_body">
      <style:text-properties officeooo:rsid="00431d10" officeooo:paragraph-rsid="00431d10"/>
    </style:style>
    <style:style style:name="P37" style:family="paragraph" style:parent-style-name="Text_20_body" style:list-style-name="L115">
      <style:text-properties officeooo:rsid="00431d10" officeooo:paragraph-rsid="00431d10"/>
    </style:style>
    <style:style style:name="P38" style:family="paragraph" style:parent-style-name="Text_20_body" style:list-style-name="L116">
      <style:text-properties officeooo:rsid="00431d10" officeooo:paragraph-rsid="00431d10"/>
    </style:style>
    <style:style style:name="P39" style:family="paragraph" style:parent-style-name="Text_20_body" style:list-style-name="L115">
      <style:text-properties fo:font-style="italic" officeooo:rsid="00431d10" officeooo:paragraph-rsid="00431d10" style:font-style-asian="italic" style:font-style-complex="italic"/>
    </style:style>
    <style:style style:name="P40" style:family="paragraph" style:parent-style-name="Text_20_body">
      <style:paragraph-properties fo:text-align="center" style:justify-single-word="false"/>
      <style:text-properties fo:font-style="italic" officeooo:rsid="0044b30d" officeooo:paragraph-rsid="0044b30d" style:font-style-asian="italic" style:font-style-complex="italic"/>
    </style:style>
    <style:style style:name="P41" style:family="paragraph" style:parent-style-name="Text_20_body">
      <style:text-properties officeooo:rsid="0044b30d" officeooo:paragraph-rsid="0044b30d"/>
    </style:style>
    <style:style style:name="P42" style:family="paragraph" style:parent-style-name="Text_20_body">
      <style:text-properties officeooo:rsid="004906ae" officeooo:paragraph-rsid="004906ae"/>
    </style:style>
    <style:style style:name="P43" style:family="paragraph" style:parent-style-name="Text_20_body">
      <style:text-properties officeooo:rsid="004cff2e" officeooo:paragraph-rsid="004cff2e"/>
    </style:style>
    <style:style style:name="P44" style:family="paragraph" style:parent-style-name="Text_20_body">
      <style:text-properties officeooo:rsid="004f76e1" officeooo:paragraph-rsid="004f76e1"/>
    </style:style>
    <style:style style:name="P45" style:family="paragraph" style:parent-style-name="Text_20_body">
      <style:text-properties officeooo:rsid="0052e2f1" officeooo:paragraph-rsid="0052e2f1"/>
    </style:style>
    <style:style style:name="P46" style:family="paragraph" style:parent-style-name="Text_20_body">
      <style:text-properties officeooo:rsid="005d087e" officeooo:paragraph-rsid="005d087e"/>
    </style:style>
    <style:style style:name="P47" style:family="paragraph" style:parent-style-name="Text_20_body">
      <style:text-properties officeooo:rsid="005dcbad" officeooo:paragraph-rsid="005dcbad"/>
    </style:style>
    <style:style style:name="P48" style:family="paragraph" style:parent-style-name="Text_20_body">
      <style:text-properties officeooo:rsid="00608417" officeooo:paragraph-rsid="00608417"/>
    </style:style>
    <style:style style:name="P49" style:family="paragraph" style:parent-style-name="Text_20_body">
      <style:text-properties officeooo:rsid="0063def9" officeooo:paragraph-rsid="0063def9"/>
    </style:style>
    <style:style style:name="P50" style:family="paragraph" style:parent-style-name="Text_20_body">
      <style:text-properties officeooo:rsid="0066dabe" officeooo:paragraph-rsid="0066dabe"/>
    </style:style>
    <style:style style:name="P51" style:family="paragraph" style:parent-style-name="Text_20_body">
      <style:text-properties officeooo:paragraph-rsid="006e069c"/>
    </style:style>
    <style:style style:name="P52" style:family="paragraph" style:parent-style-name="Text_20_body">
      <style:text-properties officeooo:paragraph-rsid="006ef608"/>
    </style:style>
    <style:style style:name="P53" style:family="paragraph" style:parent-style-name="Text_20_body">
      <style:text-properties officeooo:rsid="00711370" officeooo:paragraph-rsid="00711370"/>
    </style:style>
    <style:style style:name="P54" style:family="paragraph" style:parent-style-name="Text_20_body" style:list-style-name="L117"/>
    <style:style style:name="P55" style:family="paragraph" style:parent-style-name="Text_20_body">
      <style:text-properties officeooo:rsid="0077cf1a" officeooo:paragraph-rsid="0077cf1a"/>
    </style:style>
    <style:style style:name="P56" style:family="paragraph" style:parent-style-name="Text_20_body">
      <style:text-properties officeooo:rsid="007af65e" officeooo:paragraph-rsid="007af65e"/>
    </style:style>
    <style:style style:name="P57" style:family="paragraph" style:parent-style-name="Text_20_body">
      <style:text-properties officeooo:paragraph-rsid="007cf594"/>
    </style:style>
    <style:style style:name="P58" style:family="paragraph" style:parent-style-name="Text_20_body">
      <style:text-properties officeooo:rsid="007cf594" officeooo:paragraph-rsid="007cf594"/>
    </style:style>
    <style:style style:name="P59" style:family="paragraph" style:parent-style-name="Text_20_body">
      <style:text-properties officeooo:rsid="007e2b2c" officeooo:paragraph-rsid="007e2b2c"/>
    </style:style>
    <style:style style:name="P60" style:family="paragraph" style:parent-style-name="Text_20_body">
      <style:text-properties officeooo:rsid="00807240" officeooo:paragraph-rsid="0083374f"/>
    </style:style>
    <style:style style:name="P61" style:family="paragraph" style:parent-style-name="Text_20_body">
      <style:text-properties officeooo:rsid="00847a7c" officeooo:paragraph-rsid="00847a7c"/>
    </style:style>
    <style:style style:name="P62" style:family="paragraph" style:parent-style-name="Text_20_body">
      <style:text-properties officeooo:rsid="00857a2b" officeooo:paragraph-rsid="00857a2b"/>
    </style:style>
    <style:style style:name="P63" style:family="paragraph" style:parent-style-name="Footnote">
      <style:text-properties officeooo:rsid="004731e8" officeooo:paragraph-rsid="004731e8"/>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Heading_20_1">
      <style:text-properties officeooo:rsid="006450ad"/>
    </style:style>
    <style:style style:name="P66" style:family="paragraph" style:parent-style-name="Table_20_Contents">
      <style:paragraph-properties fo:text-align="center" style:justify-single-word="false"/>
      <style:text-properties fo:font-style="italic" style:font-style-asian="italic" style:font-style-complex="italic"/>
    </style:style>
    <style:style style:name="P67" style:family="paragraph" style:parent-style-name="Table_20_Contents">
      <style:paragraph-properties fo:text-align="center" style:justify-single-word="false"/>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agraph-properties fo:text-align="center"/>
    </style:style>
    <style:style style:name="P71" style:family="paragraph">
      <style:paragraph-properties fo:text-align="center"/>
      <style:text-properties fo:font-style="italic" style:font-style-asian="italic" style:font-style-complex="italic"/>
    </style:style>
    <style:style style:name="P72" style:family="paragraph">
      <style:text-properties style:font-name="F" fo:font-size="12pt" fo:font-style="italic" style:font-style-asian="italic" style:font-style-complex="italic"/>
    </style:style>
    <style:style style:name="P73" style:family="paragraph">
      <style:paragraph-properties fo:text-align="center"/>
      <style:text-properties fo:font-weight="bold" style:font-weight-asian="bold" style:font-weight-complex="bold"/>
    </style:style>
    <style:style style:name="P74" style:family="paragraph">
      <style:text-properties fo:font-weight="bold" style:font-weight-asian="bold" style:font-weight-complex="bold"/>
    </style:style>
    <style:style style:name="P75" style:family="paragraph">
      <style:paragraph-properties fo:text-align="center"/>
      <style:text-properties style:font-name="F" fo:font-size="12pt" fo:font-style="italic" style:font-style-asian="italic" style:font-style-complex="italic"/>
    </style:style>
    <style:style style:name="P76" style:family="paragraph">
      <style:paragraph-properties fo:text-align="center"/>
      <style:text-properties style:font-name="F" fo:font-size="12pt" fo:font-style="normal" fo:font-weight="bold" style:font-style-asian="normal" style:font-weight-asian="bold" style:font-style-complex="normal" style:font-weight-complex="bold"/>
    </style:style>
    <style:style style:name="P77" style:family="paragraph">
      <style:paragraph-properties fo:text-align="center"/>
      <style:text-properties fo:font-style="normal" fo:font-weight="bold" style:font-style-asian="normal" style:font-weight-asian="bold" style:font-style-complex="normal" style:font-weight-complex="bold"/>
    </style:style>
    <style:style style:name="P78" style:family="paragraph">
      <style:text-properties fo:font-size="18pt" style:font-size-asian="18pt" style:font-size-complex="18pt"/>
    </style:style>
    <style:style style:name="P79" style:family="paragraph">
      <style:text-properties fo:font-size="12pt" style:font-size-asian="12pt" style:font-size-complex="12pt"/>
    </style:style>
    <style:style style:name="P80" style:family="paragraph">
      <style:text-properties fo:color="#666666" fo:font-size="12pt" style:font-size-asian="12pt" style:font-size-complex="12pt"/>
    </style:style>
    <style:style style:name="T1" style:family="text">
      <style:text-properties fo:font-size="22pt" style:font-size-asian="22pt" style:font-size-complex="22pt"/>
    </style:style>
    <style:style style:name="T2" style:family="text">
      <style:text-properties style:text-position="sub 58%" style:font-size-asian="10.5pt"/>
    </style:style>
    <style:style style:name="T3" style:family="text">
      <style:text-properties style:text-position="sub 58%" officeooo:rsid="00053fcd"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officeooo:rsid="00053fcd"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fo:font-style="italic" officeooo:rsid="000ea14e" style:font-style-asian="italic" style:font-style-complex="italic"/>
    </style:style>
    <style:style style:name="T8" style:family="text">
      <style:text-properties style:text-position="sub 58%" fo:font-style="italic" officeooo:rsid="00462984" style:font-style-asian="italic" style:font-style-complex="italic"/>
    </style:style>
    <style:style style:name="T9" style:family="text">
      <style:text-properties style:text-position="0% 100%" style:font-size-asian="10.5pt"/>
    </style:style>
    <style:style style:name="T10" style:family="text">
      <style:text-properties style:text-position="0% 100%" officeooo:rsid="00053fcd" style:font-size-asian="10.5pt"/>
    </style:style>
    <style:style style:name="T11" style:family="text">
      <style:text-properties style:text-position="0% 100%" officeooo:rsid="00089b1a" style:font-size-asian="10.5pt"/>
    </style:style>
    <style:style style:name="T12" style:family="text">
      <style:text-properties style:text-position="0% 100%" fo:font-style="italic" style:font-size-asian="10.5pt" style:font-style-asian="italic" style:font-style-complex="italic"/>
    </style:style>
    <style:style style:name="T13" style:family="text">
      <style:text-properties style:text-position="0% 100%" fo:font-style="italic" officeooo:rsid="00053fcd" style:font-size-asian="10.5pt" style:font-style-asian="italic" style:font-style-complex="italic"/>
    </style:style>
    <style:style style:name="T14" style:family="text">
      <style:text-properties style:text-position="0% 100%" fo:font-style="italic" officeooo:rsid="000ea14e"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officeooo:rsid="000c5083" style:font-style-asian="italic" style:font-style-complex="italic"/>
    </style:style>
    <style:style style:name="T17" style:family="text">
      <style:text-properties fo:font-style="italic" officeooo:rsid="000e3e6b" style:font-style-asian="italic" style:font-style-complex="italic"/>
    </style:style>
    <style:style style:name="T18" style:family="text">
      <style:text-properties fo:font-style="italic" officeooo:rsid="000ea14e" style:font-style-asian="italic" style:font-style-complex="italic"/>
    </style:style>
    <style:style style:name="T19" style:family="text">
      <style:text-properties fo:font-style="italic" officeooo:rsid="00288500" style:font-style-asian="italic" style:font-style-complex="italic"/>
    </style:style>
    <style:style style:name="T20" style:family="text">
      <style:text-properties fo:font-style="italic" officeooo:rsid="003791b3" style:font-style-asian="italic" style:font-style-complex="italic"/>
    </style:style>
    <style:style style:name="T21" style:family="text">
      <style:text-properties fo:font-style="italic" officeooo:rsid="002e45fb" style:font-style-asian="italic" style:font-style-complex="italic"/>
    </style:style>
    <style:style style:name="T22" style:family="text">
      <style:text-properties fo:font-style="italic" officeooo:rsid="00392664" style:font-style-asian="italic" style:font-style-complex="italic"/>
    </style:style>
    <style:style style:name="T23" style:family="text">
      <style:text-properties fo:font-style="italic" officeooo:rsid="0042b91e" style:font-style-asian="italic" style:font-style-complex="italic"/>
    </style:style>
    <style:style style:name="T24" style:family="text">
      <style:text-properties fo:font-style="italic" officeooo:rsid="00431d10" style:font-style-asian="italic" style:font-style-complex="italic"/>
    </style:style>
    <style:style style:name="T25" style:family="text">
      <style:text-properties fo:font-style="italic" officeooo:rsid="0043f433" style:font-style-asian="italic" style:font-style-complex="italic"/>
    </style:style>
    <style:style style:name="T26" style:family="text">
      <style:text-properties fo:font-style="italic" officeooo:rsid="00462984" style:font-style-asian="italic" style:font-style-complex="italic"/>
    </style:style>
    <style:style style:name="T27" style:family="text">
      <style:text-properties fo:font-style="italic" officeooo:rsid="002a71cd" style:font-style-asian="italic" style:font-style-complex="italic"/>
    </style:style>
    <style:style style:name="T28" style:family="text">
      <style:text-properties fo:font-style="italic" officeooo:rsid="00327a8e" style:font-style-asian="italic" style:font-style-complex="italic"/>
    </style:style>
    <style:style style:name="T29" style:family="text">
      <style:text-properties officeooo:rsid="000a1af9"/>
    </style:style>
    <style:style style:name="T30" style:family="text">
      <style:text-properties fo:font-weight="bold" style:font-weight-asian="bold" style:font-weight-complex="bold"/>
    </style:style>
    <style:style style:name="T31" style:family="text">
      <style:text-properties fo:font-weight="bold" officeooo:rsid="002a71cd" style:font-weight-asian="bold" style:font-weight-complex="bold"/>
    </style:style>
    <style:style style:name="T32" style:family="text">
      <style:text-properties fo:font-style="normal" style:font-style-asian="normal" style:font-style-complex="normal"/>
    </style:style>
    <style:style style:name="T33" style:family="text">
      <style:text-properties fo:font-style="normal" officeooo:rsid="0042b91e" style:font-style-asian="normal" style:font-style-complex="normal"/>
    </style:style>
    <style:style style:name="T34" style:family="text">
      <style:text-properties fo:font-style="normal" officeooo:rsid="0043f433" style:font-style-asian="normal" style:font-style-complex="normal"/>
    </style:style>
    <style:style style:name="T35" style:family="text">
      <style:text-properties fo:font-style="normal" officeooo:rsid="00462984" style:font-style-asian="normal" style:font-style-complex="normal"/>
    </style:style>
    <style:style style:name="T36" style:family="text">
      <style:text-properties fo:font-style="normal" officeooo:rsid="004cdef8" style:font-style-asian="normal" style:font-style-complex="normal"/>
    </style:style>
    <style:style style:name="T37" style:family="text">
      <style:text-properties fo:font-style="normal" officeooo:rsid="0074f4e9"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officeooo:rsid="000e3e6b" style:font-style-asian="normal" style:font-weight-asian="normal" style:font-style-complex="normal" style:font-weight-complex="normal"/>
    </style:style>
    <style:style style:name="T40" style:family="text">
      <style:text-properties officeooo:rsid="000c5083"/>
    </style:style>
    <style:style style:name="T41" style:family="text">
      <style:text-properties officeooo:rsid="000e3e6b"/>
    </style:style>
    <style:style style:name="T42" style:family="text">
      <style:text-properties officeooo:rsid="000ea14e"/>
    </style:style>
    <style:style style:name="T43" style:family="text">
      <style:text-properties officeooo:rsid="00129412"/>
    </style:style>
    <style:style style:name="T44" style:family="text">
      <style:text-properties officeooo:rsid="0016f614"/>
    </style:style>
    <style:style style:name="T45" style:family="text">
      <style:text-properties officeooo:rsid="0019e8f7"/>
    </style:style>
    <style:style style:name="T46" style:family="text">
      <style:text-properties officeooo:rsid="001b1c11"/>
    </style:style>
    <style:style style:name="T47" style:family="text">
      <style:text-properties officeooo:rsid="001ca78e"/>
    </style:style>
    <style:style style:name="T48" style:family="text">
      <style:text-properties officeooo:rsid="001fe08a"/>
    </style:style>
    <style:style style:name="T49" style:family="text">
      <style:text-properties officeooo:rsid="00219b02"/>
    </style:style>
    <style:style style:name="T50" style:family="text">
      <style:text-properties officeooo:rsid="0021e6f2"/>
    </style:style>
    <style:style style:name="T51" style:family="text">
      <style:text-properties officeooo:rsid="00228d74"/>
    </style:style>
    <style:style style:name="T52" style:family="text">
      <style:text-properties officeooo:rsid="00288500"/>
    </style:style>
    <style:style style:name="T53" style:family="text">
      <style:text-properties officeooo:rsid="002993da"/>
    </style:style>
    <style:style style:name="T54" style:family="text">
      <style:text-properties officeooo:rsid="002a71cd"/>
    </style:style>
    <style:style style:name="T55" style:family="text">
      <style:text-properties officeooo:rsid="002c0a5f"/>
    </style:style>
    <style:style style:name="T56" style:family="text">
      <style:text-properties officeooo:rsid="002d6398"/>
    </style:style>
    <style:style style:name="T57" style:family="text">
      <style:text-properties officeooo:rsid="002e45fb"/>
    </style:style>
    <style:style style:name="T58" style:family="text">
      <style:text-properties officeooo:rsid="002f4cb1"/>
    </style:style>
    <style:style style:name="T59" style:family="text">
      <style:text-properties officeooo:rsid="00301743"/>
    </style:style>
    <style:style style:name="T60" style:family="text">
      <style:text-properties officeooo:rsid="00327a8e"/>
    </style:style>
    <style:style style:name="T61" style:family="text">
      <style:text-properties officeooo:rsid="003791b3"/>
    </style:style>
    <style:style style:name="T62" style:family="text">
      <style:text-properties officeooo:rsid="003b5ced"/>
    </style:style>
    <style:style style:name="T63" style:family="text">
      <style:text-properties officeooo:rsid="003ddb1b"/>
    </style:style>
    <style:style style:name="T64" style:family="text">
      <style:text-properties officeooo:rsid="003e8286"/>
    </style:style>
    <style:style style:name="T65" style:family="text">
      <style:text-properties officeooo:rsid="0040f91d"/>
    </style:style>
    <style:style style:name="T66" style:family="text">
      <style:text-properties officeooo:rsid="0043f433"/>
    </style:style>
    <style:style style:name="T67" style:family="text">
      <style:text-properties officeooo:rsid="004731e8"/>
    </style:style>
    <style:style style:name="T68" style:family="text">
      <style:text-properties officeooo:rsid="004da779"/>
    </style:style>
    <style:style style:name="T69" style:family="text">
      <style:text-properties officeooo:rsid="0052e2f1"/>
    </style:style>
    <style:style style:name="T70" style:family="text">
      <style:text-properties officeooo:rsid="005752ab"/>
    </style:style>
    <style:style style:name="T71" style:family="text">
      <style:text-properties officeooo:rsid="0059c0fd"/>
    </style:style>
    <style:style style:name="T72" style:family="text">
      <style:text-properties officeooo:rsid="005eafc6"/>
    </style:style>
    <style:style style:name="T73" style:family="text">
      <style:text-properties officeooo:rsid="00621816"/>
    </style:style>
    <style:style style:name="T74" style:family="text">
      <style:text-properties officeooo:rsid="00643c0e"/>
    </style:style>
    <style:style style:name="T75" style:family="text">
      <style:text-properties officeooo:rsid="0067b547"/>
    </style:style>
    <style:style style:name="T76" style:family="text">
      <style:text-properties officeooo:rsid="006b6feb"/>
    </style:style>
    <style:style style:name="T77" style:family="text">
      <style:text-properties officeooo:rsid="006d4744"/>
    </style:style>
    <style:style style:name="T78" style:family="text">
      <style:text-properties officeooo:rsid="006e3996"/>
    </style:style>
    <style:style style:name="T79" style:family="text">
      <style:text-properties officeooo:rsid="007019d2"/>
    </style:style>
    <style:style style:name="T80" style:family="text">
      <style:text-properties officeooo:rsid="0070d5aa"/>
    </style:style>
    <style:style style:name="T81" style:family="text">
      <style:text-properties officeooo:rsid="0071d4f0"/>
    </style:style>
    <style:style style:name="T82" style:family="text">
      <style:text-properties officeooo:rsid="00730208"/>
    </style:style>
    <style:style style:name="T83" style:family="text">
      <style:text-properties officeooo:rsid="0074f4e9"/>
    </style:style>
    <style:style style:name="T84" style:family="text">
      <style:text-properties officeooo:rsid="007905f4"/>
    </style:style>
    <style:style style:name="T85" style:family="text">
      <style:text-properties officeooo:rsid="007af65e"/>
    </style:style>
    <style:style style:name="T86" style:family="text">
      <style:text-properties officeooo:rsid="007f1b0b"/>
    </style:style>
    <style:style style:name="T87" style:family="text">
      <style:text-properties officeooo:rsid="00815fc0"/>
    </style:style>
    <style:style style:name="T88" style:family="text">
      <style:text-properties officeooo:rsid="00857a2b"/>
    </style:style>
    <style:style style:name="T89" style:family="text">
      <style:text-properties style:font-name="F" fo:font-size="12pt" fo:font-style="italic" style:font-style-asian="italic" style:font-style-complex="italic"/>
    </style:style>
    <style:style style:name="T90" style:family="text">
      <style:text-properties style:text-position="-25% 58%" style:font-name="F" fo:font-size="12pt" fo:font-style="italic" style:font-style-asian="italic" style:font-style-complex="italic"/>
    </style:style>
    <style:style style:name="T91" style:family="text">
      <style:text-properties style:text-position="0% 100%" style:font-name="F" fo:font-size="12pt" fo:font-style="italic" style:font-style-asian="italic" style:font-style-complex="italic"/>
    </style:style>
    <style:style style:name="T92" style:family="text">
      <style:text-properties style:text-position="0% 100%" style:font-name="F" fo:font-size="12pt" fo:font-style="normal" fo:font-weight="bold" style:font-style-asian="normal" style:font-weight-asian="bold" style:font-style-complex="normal" style:font-weight-complex="bold"/>
    </style:style>
    <style:style style:name="T93" style:family="text">
      <style:text-properties style:font-name="F" fo:font-size="12pt" fo:font-style="normal" fo:font-weight="bold" style:font-style-asian="normal" style:font-weight-asian="bold" style:font-style-complex="normal" style:font-weight-complex="bold"/>
    </style:style>
    <style:style style:name="T94" style:family="text">
      <style:text-properties style:text-position="-33% 58%" style:font-name="F" fo:font-size="12pt" fo:font-style="italic" style:font-style-asian="italic" style:font-style-complex="italic"/>
    </style:style>
    <style:style style:name="T95" style:family="text">
      <style:text-properties style:text-position="0% 100%" style:font-name="F" fo:font-size="12pt" fo:font-style="italic" fo:font-weight="bold" style:font-style-asian="italic" style:font-weight-asian="bold" style:font-style-complex="italic" style:font-weight-complex="bold"/>
    </style:style>
    <style:style style:name="T96" style:family="text">
      <style:text-properties style:text-position="-33% 58%" style:font-name="F" fo:font-size="12pt" fo:font-style="italic" fo:font-weight="bold" style:font-style-asian="italic" style:font-weight-asian="bold" style:font-style-complex="italic" style:font-weight-complex="bold"/>
    </style:style>
    <style:style style:name="T97" style:family="text">
      <style:text-properties fo:font-size="18pt" style:font-size-asian="18pt" style:font-size-complex="18pt"/>
    </style:style>
    <style:style style:name="T98" style:family="text">
      <style:text-properties style:text-position="-33% 58%" fo:font-style="italic" style:font-style-asian="italic" style:font-style-complex="italic"/>
    </style:style>
    <style:style style:name="T99" style:family="text">
      <style:text-properties fo:font-size="12pt" style:font-size-asian="12pt" style:font-size-complex="12pt"/>
    </style:style>
    <style:style style:name="T100" style:family="text">
      <style:text-properties fo:color="#666666"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style>
    <style:style style:name="gr7" style:family="graphic">
      <style:graphic-properties draw:fill="none" draw:fill-color="#ffffff" draw:textarea-horizontal-align="justify" draw:textarea-vertical-align="middle" draw:auto-grow-height="false" style:run-through="foreground"/>
    </style:style>
    <style:style style:name="gr8" style:family="graphic">
      <style:graphic-properties style:run-through="foreground" style:wrap="parallel" style:number-wrapped-paragraphs="no-limit" style:wrap-contour="false" style:vertical-pos="from-top" style:vertical-rel="paragraph" style:horizontal-pos="from-left" style:horizontal-rel="paragraph"/>
    </style:style>
    <style:style style:name="gr9"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10"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11" style:family="graphic">
      <style:graphic-properties draw:stroke="none" svg:stroke-color="#000000" draw:fill="none" draw:fill-color="#ffffff" fo:min-height="0.706cm" style:run-through="foreground"/>
    </style:style>
    <style:style style:name="gr12" style:family="graphic">
      <style:graphic-properties draw:stroke="none" draw:fill-color="#3333ff" draw:textarea-horizontal-align="justify" draw:textarea-vertical-align="middle" draw:auto-grow-height="false" style:run-through="foreground"/>
    </style:style>
    <style:style style:name="gr13" style:family="graphic">
      <style:graphic-properties draw:stroke="none" svg:stroke-color="#000000" draw:fill="none" draw:fill-color="#ffffff" fo:min-height="0.714cm" style:run-through="foreground" style:vertical-pos="from-top" style:vertical-rel="paragraph" style:horizontal-pos="from-left" style:horizontal-rel="paragraph"/>
    </style:style>
    <style:style style:name="gr14" style:family="graphic">
      <style:graphic-properties style:run-through="foreground" style:wrap="none" style:vertical-pos="from-top" style:vertical-rel="paragraph" style:horizontal-pos="from-left" style:horizontal-rel="paragraph"/>
    </style:style>
    <style:style style:name="gr15" style:family="graphic">
      <style:graphic-properties draw:fill="none" draw:fill-color="#000000" draw:textarea-horizontal-align="justify" draw:textarea-vertical-align="middle" draw:auto-grow-height="false" style:run-through="foreground"/>
    </style:style>
    <style:style style:name="gr16" style:family="graphic">
      <style:graphic-properties draw:stroke="none" svg:stroke-color="#000000" draw:fill="none" draw:fill-color="#ffffff" fo:min-height="1.485cm" style:run-through="foreground"/>
    </style:style>
    <style:style style:name="gr17" style:family="graphic">
      <style:graphic-properties draw:stroke="none" svg:stroke-color="#000000" draw:fill="none" draw:fill-color="#ffffff" fo:min-height="1.411cm" style:run-through="foreground"/>
    </style:style>
    <style:style style:name="gr18" style:family="graphic">
      <style:graphic-properties draw:stroke="none" svg:stroke-color="#000000" draw:fill="none" draw:fill-color="#ffffff" fo:min-height="0.679cm" style:run-through="foreground"/>
    </style:style>
    <style:style style:name="gr19"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20"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21" style:family="graphic">
      <style:graphic-properties draw:stroke="none" svg:stroke-color="#0000ff" draw:fill-color="#000000" draw:textarea-horizontal-align="justify" draw:textarea-vertical-align="middle" draw:auto-grow-height="false" style:run-through="foreground"/>
    </style:style>
    <style:style style:name="gr22" style:family="graphic">
      <style:graphic-properties draw:stroke="none" svg:stroke-color="#000000" draw:fill="none" draw:fill-color="#ffffff" fo:min-height="0.93cm" style:run-through="foreground"/>
    </style:style>
    <style:style style:name="gr23" style:family="graphic">
      <style:graphic-properties draw:stroke="none" svg:stroke-color="#000000" draw:fill="none" draw:fill-color="#ffffff" fo:min-height="0.529cm" style:run-through="foreground"/>
    </style:style>
    <style:style style:name="gr24" style:family="graphic">
      <style:graphic-properties draw:stroke="none" svg:stroke-color="#000000" draw:fill="none" draw:fill-color="#ffffff" fo:min-height="0.453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64"><text:a xlink:type="simple" xlink:href="#__RefHeading__4625_1570387257" text:style-name="Index_20_Link" text:visited-style-name="Index_20_Link">Agradecimientos<text:tab/>3</text:a></text:p>
          <text:p text:style-name="P64"><text:a xlink:type="simple" xlink:href="#__RefHeading__107_201455433" text:style-name="Index_20_Link" text:visited-style-name="Index_20_Link">Introducción<text:tab/>4</text:a></text:p>
          <text:p text:style-name="P64"><text:a xlink:type="simple" xlink:href="#__RefHeading__109_201455433" text:style-name="Index_20_Link" text:visited-style-name="Index_20_Link">Objetivo<text:tab/>6</text:a></text:p>
          <text:p text:style-name="P64"><text:a xlink:type="simple" xlink:href="#__RefHeading__111_201455433" text:style-name="Index_20_Link" text:visited-style-name="Index_20_Link">Lógica proposicional<text:tab/>7</text:a></text:p>
          <text:p text:style-name="P68"><text:a xlink:type="simple" xlink:href="#__RefHeading__220_201455433" text:style-name="Index_20_Link" text:visited-style-name="Index_20_Link">Definición<text:tab/>7</text:a></text:p>
          <text:p text:style-name="P68"><text:a xlink:type="simple" xlink:href="#__RefHeading__4294_1570387257" text:style-name="Index_20_Link" text:visited-style-name="Index_20_Link">Constantes<text:tab/>7</text:a></text:p>
          <text:p text:style-name="P69"><text:a xlink:type="simple" xlink:href="#__RefHeading__4296_1570387257" text:style-name="Index_20_Link" text:visited-style-name="Index_20_Link">TRUE<text:tab/>7</text:a></text:p>
          <text:p text:style-name="P69"><text:a xlink:type="simple" xlink:href="#__RefHeading__4298_1570387257" text:style-name="Index_20_Link" text:visited-style-name="Index_20_Link">FALSE<text:tab/>7</text:a></text:p>
          <text:p text:style-name="P68"><text:a xlink:type="simple" xlink:href="#__RefHeading__222_201455433" text:style-name="Index_20_Link" text:visited-style-name="Index_20_Link">Operadores<text:tab/>7</text:a></text:p>
          <text:p text:style-name="P69"><text:a xlink:type="simple" xlink:href="#__RefHeading__224_201455433" text:style-name="Index_20_Link" text:visited-style-name="Index_20_Link">Operador de negación<text:tab/>7</text:a></text:p>
          <text:p text:style-name="P69"><text:a xlink:type="simple" xlink:href="#__RefHeading__226_201455433" text:style-name="Index_20_Link" text:visited-style-name="Index_20_Link">Operador de conjunción<text:tab/>7</text:a></text:p>
          <text:p text:style-name="P69"><text:a xlink:type="simple" xlink:href="#__RefHeading__228_201455433" text:style-name="Index_20_Link" text:visited-style-name="Index_20_Link">Operador de disyunción inclusiva<text:tab/>8</text:a></text:p>
          <text:p text:style-name="P69"><text:a xlink:type="simple" xlink:href="#__RefHeading__4300_1570387257" text:style-name="Index_20_Link" text:visited-style-name="Index_20_Link">Resto de operadores<text:tab/>8</text:a></text:p>
          <text:p text:style-name="P68"><text:a xlink:type="simple" xlink:href="#__RefHeading__4302_1570387257" text:style-name="Index_20_Link" text:visited-style-name="Index_20_Link">Precedencia<text:tab/>8</text:a></text:p>
          <text:p text:style-name="P64"><text:a xlink:type="simple" xlink:href="#__RefHeading__113_201455433" text:style-name="Index_20_Link" text:visited-style-name="Index_20_Link">Árboles Binarios de Decisión<text:tab/>10</text:a></text:p>
          <text:p text:style-name="P68"><text:a xlink:type="simple" xlink:href="#__RefHeading__4304_1570387257" text:style-name="Index_20_Link" text:visited-style-name="Index_20_Link">Introducción<text:tab/>10</text:a></text:p>
          <text:p text:style-name="P68"><text:a xlink:type="simple" xlink:href="#__RefHeading__4470_1570387257" text:style-name="Index_20_Link" text:visited-style-name="Index_20_Link">Orden de las variables<text:tab/>12</text:a></text:p>
          <text:p text:style-name="P68"><text:a xlink:type="simple" xlink:href="#__RefHeading__4306_1570387257" text:style-name="Index_20_Link" text:visited-style-name="Index_20_Link">Árboles reducidos<text:tab/>12</text:a></text:p>
          <text:p text:style-name="P69"><text:a xlink:type="simple" xlink:href="#__RefHeading__4472_1570387257" text:style-name="Index_20_Link" text:visited-style-name="Index_20_Link">No-redundancia<text:tab/>12</text:a></text:p>
          <text:p text:style-name="P69"><text:a xlink:type="simple" xlink:href="#__RefHeading__4474_1570387257" text:style-name="Index_20_Link" text:visited-style-name="Index_20_Link">Unicidad de cada vértice<text:tab/>13</text:a></text:p>
          <text:p text:style-name="P68"><text:a xlink:type="simple" xlink:href="#__RefHeading__4527_1570387257" text:style-name="Index_20_Link" text:visited-style-name="Index_20_Link">Definición<text:tab/>14</text:a></text:p>
          <text:p text:style-name="P68"><text:a xlink:type="simple" xlink:href="#__RefHeading__4478_1570387257" text:style-name="Index_20_Link" text:visited-style-name="Index_20_Link">Operaciones<text:tab/>15</text:a></text:p>
          <text:p text:style-name="P69"><text:a xlink:type="simple" xlink:href="#__RefHeading__240_1232685182" text:style-name="Index_20_Link" text:visited-style-name="Index_20_Link">Apply<text:tab/>15</text:a></text:p>
          <text:p text:style-name="P69"><text:a xlink:type="simple" xlink:href="#__RefHeading__411_1232685182" text:style-name="Index_20_Link" text:visited-style-name="Index_20_Link">Restrict<text:tab/>17</text:a></text:p>
          <text:p text:style-name="P69"><text:a xlink:type="simple" xlink:href="#__RefHeading__767_871160097" text:style-name="Index_20_Link" text:visited-style-name="Index_20_Link">Swap<text:tab/>17</text:a></text:p>
          <text:p text:style-name="P64"><text:a xlink:type="simple" xlink:href="#__RefHeading__117_201455433" text:style-name="Index_20_Link" text:visited-style-name="Index_20_Link">Software<text:tab/>22</text:a></text:p>
          <text:p text:style-name="P64"><text:a xlink:type="simple" xlink:href="#__RefHeading__4766_1570387257" text:style-name="Index_20_Link" text:visited-style-name="Index_20_Link">Implementación<text:tab/>23</text:a></text:p>
          <text:p text:style-name="P64"><text:a xlink:type="simple" xlink:href="#__RefHeading__119_201455433" text:style-name="Index_20_Link" text:visited-style-name="Index_20_Link">Experimentos y resultados<text:tab/>24</text:a></text:p>
          <text:p text:style-name="P64"><text:a xlink:type="simple" xlink:href="#__RefHeading__4768_1570387257" text:style-name="Index_20_Link" text:visited-style-name="Index_20_Link">Problemas abiertos<text:tab/>25</text:a></text:p>
          <text:p text:style-name="P64"><text:a xlink:type="simple" xlink:href="#__RefHeading__121_201455433" text:style-name="Index_20_Link" text:visited-style-name="Index_20_Link">Bibliografía<text:tab/>26</text:a></text:p>
        </text:index-body>
      </text:table-of-content>
      <text:p text:style-name="Standard"/>
      <text:h text:style-name="P65" text:outline-level="1"><text:bookmark-start text:name="__RefHeading__4625_1570387257"/>Agradecimientos<text:bookmark-end text:name="__RefHeading__4625_1570387257"/></text:h>
      <text:p text:style-name="P49">Agradezco al Prof. Dr. José Luis Bernier el haberme dado la oportunidad de trabajar en este trabajo fin de máster.</text:p>
      <text:p text:style-name="P49">Por último, también agradezco a mi familia el haberme apoyado de multitud de formas a lo largo de <text:s/>todo el máster y en especial, este trabajo <text:span text:style-name="T74">que supone el colofón del mismo.</text:span></text:p>
      <text:h text:style-name="Heading_20_1" text:outline-level="1"><text:bookmark-start text:name="__RefHeading__107_201455433"/>Introducción<text:bookmark-end text:name="__RefHeading__107_201455433"/></text:h>
      <text:p text:style-name="P51"><text:span text:style-name="T70">En general, cuando se piensa en un sistema tolerante a fallos, se suele pensar en sistemas software que tienen vidas a su cargo, como software para aviónica o para centrales nucleares, pero, s</text:span>upongamos <text:span text:style-name="T77">por un momento </text:span>un sistema web <text:span text:style-name="T77">que gestione ocupaciones</text:span> de <text:span text:style-name="T69">reserva de plazas para un <text:s/>lavadero de coches</text:span>. Desde el momento que el cliente inicia su compra, <text:span text:style-name="T69">está reservando un intervalo de tiempo</text:span>. <text:span text:style-name="T76">Este intervalo de tiempo se almacena</text:span> en un estado que podríamos calificar como “pendiente”, puesto que todavía no se ha pagado, <text:span text:style-name="T76">y bloquea la selección de esa misma ranura de tiempo para el resto de clientes. Obviamente, en este sistema, hay condiciones de carrera puesto que los clientes entran en la web de forma paralela.</text:span></text:p>
      <text:p text:style-name="P52"><text:span text:style-name="T76">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span></text:p>
      <text:p text:style-name="P52"><text:span text:style-name="T69">Cuando se realice un pago por internet, con todo el protocolo de comunicación que ha de ser implementado, deberá marcar la venta como pagada y reservar efectivamente la ocupación para el cliente, e</text:span>s obvio que é<text:span text:style-name="T71">ste se </text:span>ha introducido <text:span text:style-name="T71">en </text:span>una máquina de estados implementada en el sitio web. <text:span text:style-name="T78">Cuando el pago sea efectivo, deberá generar un ticket para que el encargado pueda leer de forma automática qué servicios ha comprado el cliente. Por supuesto, en este ticket deberá indicar quién ha realizado la compra. </text:span></text:p>
      <text:p text:style-name="P45">Este tipo de problemas de restricciones <text:span text:style-name="T79">de competencia entre instancias de un sistema </text:span>puede<text:span text:style-name="T79">n bien con bloqueos o pueden</text:span> modelarse con árboles binarios de decisión (Binary Decision Diagram, BDD, en inglés) de forma que el sistema sea capaz de detectar inconsistencias y por ende, verificar que el <text:span text:style-name="T80">el proceso se encuentra con unos datos incorrectos y por tanto, cancelar el procedimiento actual y volver a un estado seguro</text:span>. En el caso de una detección de un estado inconsistente, el software podrá detener el proceso y volver al estado correcto más cercano. En nuestro ejemplo, cancelar la compra.</text:p>
      <text:p text:style-name="P53">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P45"><text:span text:style-name="T81">En definitiva, sea cual sea el uso que se le dé, usar un BDD como software de control adicional permite que se detecten errores en el software y que el sistema vuelva al estado estable más cercano. Además, el BDD reflejará en cada momento el estado real del sistema.</text:span></text:p>
      <text:p text:style-name="P46"><text:span text:style-name="T82">Una vez puesto en situación, podemos entonces entender que e</text:span>n este trabajo se ha implementado esa <text:span text:style-name="T15">piedra angular</text:span>. Una librería eficiente para BDDs que implementa todas las herramientas para que un equipo de ingenieros de software la puedan usar para construir sistemas tolerantes a fallos.</text:p>
      <text:p text:style-name="P50">Además, esta implementación sigue las directrices más estrictas en cuanto a desarrollo, <text:span text:style-name="T75">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span></text:p>
      <text:p text:style-name="P47">A lo largo de este trabajo se mostrará cómo se ha implementado esta solución, los problemas que se encontraron, las soluciones que se han aportado y los algoritmos que se han usado.</text:p>
      <text:p text:style-name="P47"><text:soft-page-break/>En especial, cabe destacar la parte de optimización de BDDs, en la que se han realizado varios experimentos con varios algoritmos que tratan, mediante el intercambio de variables de reducir el número de nodos de un árbol <text:span text:style-name="T72">de este tipo</text:span>.</text:p>
      <text:p text:style-name="P48">Inicialmente daremos una pequeña introducción sobre qué son este tipo de estructuras, luego hablaremos sobre su implementación y por último mostraremos esos resultados de optimización de tamaño de BDDs sobre varios <text:span text:style-name="T15">benchmarks</text:span> basados en el formato DIMACS [<text:span text:style-name="T73">DIMACS</text:span>].</text:p>
      <text:h text:style-name="Heading_20_1" text:outline-level="1"><text:bookmark-start text:name="__RefHeading__109_201455433"/>Objetivo<text:bookmark-end text:name="__RefHeading__109_201455433"/></text:h>
      <text:p text:style-name="P45">En este trabajo se muestra una librería de uso de BDD basada en Java.</text:p>
      <text:p text:style-name="P45"><text:s/></text:p>
      <text:h text:style-name="Heading_20_1" text:outline-level="1"><text:bookmark-start text:name="__RefHeading__111_201455433"/>Lógica proposicional<text:bookmark-end text:name="__RefHeading__111_201455433"/></text:h>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p es:</text:p>
      <text:list xml:id="list359006282495473388" text:style-name="L117">
        <text:list-item>
          <text:p text:style-name="P54"><text:span text:style-name="T15">p = </text:span><text:span text:style-name="T32">TRUE</text:span></text:p>
        </text:list-item>
        <text:list-item>
          <text:p text:style-name="P54"><text:span text:style-name="T15">p = </text:span><text:span text:style-name="T32">FALSE</text:span></text:p>
        </text:list-item>
        <text:list-item>
          <text:p text:style-name="P54"><text:span text:style-name="T15">¬ q</text:span>, donde <text:span text:style-name="T15">q</text:span> es <text:span text:style-name="T83">una</text:span> proposición y <text:span text:style-name="T15">¬</text:span> el operador de negación</text:p>
        </text:list-item>
        <text:list-item>
          <text:p text:style-name="P54">Dadas <text:span text:style-name="T15">p </text:span><text:span text:style-name="T37">y</text:span> <text:span text:style-name="T15">q</text:span> proposiciones <text:span text:style-name="T83">y OP un operador lógico</text:span>, <text:span text:style-name="T15">p</text:span> <text:span text:style-name="T83">OP</text:span> <text:span text:style-name="T15">q</text:span><text:span text:style-name="T32"> </text:span><text:span text:style-name="T37">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text:span text:style-name="T29">Se representa como TRUE, true, 1 o T.</text:span></text:p>
      <text:h text:style-name="Heading_20_3" text:outline-level="3"><text:bookmark-start text:name="__RefHeading__4298_1570387257"/>FALSE<text:bookmark-end text:name="__RefHeading__4298_1570387257"/></text:h>
      <text:p text:style-name="Text_20_body">Proposición falsa. <text:span text:style-name="T29">Se representa con FALSE, false, 0 o F. </text:span></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En este trabajo nos centraremos en la interpretación semántica de las fórmulas dejando para el lector la demostración sintáctica, dado que está demostrado (REF)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66">p</text:p>
          </table:table-cell>
          <table:table-cell table:style-name="Tabla1.B1" office:value-type="string">
            <text:p text:style-name="P66">¬ p</text:p>
          </table:table-cell>
        </table:table-row>
        <table:table-row>
          <table:table-cell table:style-name="Tabla1.A2" office:value-type="string">
            <text:p text:style-name="P67">0</text:p>
          </table:table-cell>
          <table:table-cell table:style-name="Tabla1.B2" office:value-type="string">
            <text:p text:style-name="P67">1</text:p>
          </table:table-cell>
        </table:table-row>
        <table:table-row>
          <table:table-cell table:style-name="Tabla1.A2" office:value-type="string">
            <text:p text:style-name="P67">1</text:p>
          </table:table-cell>
          <table:table-cell table:style-name="Tabla1.B2" office:value-type="string">
            <text:p text:style-name="P67">0</text:p>
          </table:table-cell>
        </table:table-row>
      </table:table>
      <text:h text:style-name="Heading_20_3" text:outline-level="3"><text:bookmark-start text:name="__RefHeading__226_201455433"/>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66">p</text:p>
          </table:table-cell>
          <table:table-cell table:style-name="Tabla2.A1" office:value-type="string">
            <text:p text:style-name="P66">q</text:p>
          </table:table-cell>
          <table:table-cell table:style-name="Tabla2.C1" office:value-type="string">
            <text:p text:style-name="P66">p <text:span text:style-name="T32">AND</text:span> q</text:p>
          </table:table-cell>
        </table:table-row>
        <table:table-row>
          <table:table-cell table:style-name="Tabla2.A2" office:value-type="string">
            <text:p text:style-name="P67">0</text:p>
          </table:table-cell>
          <table:table-cell table:style-name="Tabla2.A2" office:value-type="string">
            <text:p text:style-name="P67">0</text:p>
          </table:table-cell>
          <table:table-cell table:style-name="Tabla2.C2" office:value-type="string">
            <text:p text:style-name="P67">0</text:p>
          </table:table-cell>
        </table:table-row>
        <table:table-row>
          <table:table-cell table:style-name="Tabla2.A2" office:value-type="string">
            <text:p text:style-name="P67">0</text:p>
          </table:table-cell>
          <table:table-cell table:style-name="Tabla2.A2" office:value-type="string">
            <text:p text:style-name="P67">1</text:p>
          </table:table-cell>
          <table:table-cell table:style-name="Tabla2.C2" office:value-type="string">
            <text:p text:style-name="P67">0</text:p>
          </table:table-cell>
        </table:table-row>
        <table:table-row>
          <table:table-cell table:style-name="Tabla2.A2" office:value-type="string">
            <text:p text:style-name="P67">1</text:p>
          </table:table-cell>
          <table:table-cell table:style-name="Tabla2.A2" office:value-type="string">
            <text:p text:style-name="P67">0</text:p>
          </table:table-cell>
          <table:table-cell table:style-name="Tabla2.C2" office:value-type="string">
            <text:p text:style-name="P67">0</text:p>
          </table:table-cell>
        </table:table-row>
        <text:soft-page-break/>
        <table:table-row>
          <table:table-cell table:style-name="Tabla2.A2" office:value-type="string">
            <text:p text:style-name="P67">1</text:p>
          </table:table-cell>
          <table:table-cell table:style-name="Tabla2.A2" office:value-type="string">
            <text:p text:style-name="P67">1</text:p>
          </table:table-cell>
          <table:table-cell table:style-name="Tabla2.C2" office:value-type="string">
            <text:p text:style-name="P67">1</text:p>
          </table:table-cell>
        </table:table-row>
      </table:table>
      <text:p text:style-name="Text_20_body">Muchas veces este operador se identifica con los símbolos ·, AND. <text:span text:style-name="T41">También suele excribirse yuxtaponiendo directramente las variables, de forma que se escribirían una destrás de otra, por lo que si vemos </text:span><text:span text:style-name="T17">F = xy</text:span><text:span text:style-name="T41">, nos referiremos a </text:span><text:span text:style-name="T17">F = x </text:span><text:span text:style-name="T39">AND</text:span><text:span text:style-name="T17">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66">p</text:p>
          </table:table-cell>
          <table:table-cell table:style-name="Tabla3.A1" office:value-type="string">
            <text:p text:style-name="P66">q</text:p>
          </table:table-cell>
          <table:table-cell table:style-name="Tabla3.C1" office:value-type="string">
            <text:p text:style-name="P66">p <text:span text:style-name="T32">OR</text:span> q</text:p>
          </table:table-cell>
        </table:table-row>
        <table:table-row>
          <table:table-cell table:style-name="Tabla3.A2" office:value-type="string">
            <text:p text:style-name="P67">0</text:p>
          </table:table-cell>
          <table:table-cell table:style-name="Tabla3.A2" office:value-type="string">
            <text:p text:style-name="P67">0</text:p>
          </table:table-cell>
          <table:table-cell table:style-name="Tabla3.C2" office:value-type="string">
            <text:p text:style-name="P67">0</text:p>
          </table:table-cell>
        </table:table-row>
        <table:table-row>
          <table:table-cell table:style-name="Tabla3.A2" office:value-type="string">
            <text:p text:style-name="P67">0</text:p>
          </table:table-cell>
          <table:table-cell table:style-name="Tabla3.A2" office:value-type="string">
            <text:p text:style-name="P67">1</text:p>
          </table:table-cell>
          <table:table-cell table:style-name="Tabla3.C2" office:value-type="string">
            <text:p text:style-name="P67">1</text:p>
          </table:table-cell>
        </table:table-row>
        <table:table-row>
          <table:table-cell table:style-name="Tabla3.A2" office:value-type="string">
            <text:p text:style-name="P67">1</text:p>
          </table:table-cell>
          <table:table-cell table:style-name="Tabla3.A2" office:value-type="string">
            <text:p text:style-name="P67">0</text:p>
          </table:table-cell>
          <table:table-cell table:style-name="Tabla3.C2" office:value-type="string">
            <text:p text:style-name="P67">1</text:p>
          </table:table-cell>
        </table:table-row>
        <table:table-row>
          <table:table-cell table:style-name="Tabla3.A2" office:value-type="string">
            <text:p text:style-name="P67">1</text:p>
          </table:table-cell>
          <table:table-cell table:style-name="Tabla3.A2" office:value-type="string">
            <text:p text:style-name="P67">1</text:p>
          </table:table-cell>
          <table:table-cell table:style-name="Tabla3.C2" office:value-type="string">
            <text:p text:style-name="P67">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66">p</text:p>
          </table:table-cell>
          <table:table-cell table:style-name="Tabla5.A1" office:value-type="string">
            <text:p text:style-name="P66">q</text:p>
          </table:table-cell>
          <table:table-cell table:style-name="Tabla5.A1" office:value-type="string">
            <text:p text:style-name="P66">p → <text:s/>q</text:p>
          </table:table-cell>
          <table:table-cell table:style-name="Tabla5.D1" office:value-type="string">
            <text:p text:style-name="P66">¬p <text:span text:style-name="T32">OR</text:span> q</text:p>
          </table:table-cell>
        </table:table-row>
        <table:table-row>
          <table:table-cell table:style-name="Tabla5.A2" office:value-type="string">
            <text:p text:style-name="P67">0</text:p>
          </table:table-cell>
          <table:table-cell table:style-name="Tabla5.A2" office:value-type="string">
            <text:p text:style-name="P67">0</text:p>
          </table:table-cell>
          <table:table-cell table:style-name="Tabla5.A2" office:value-type="string">
            <text:p text:style-name="P67">1</text:p>
          </table:table-cell>
          <table:table-cell table:style-name="Tabla5.D2" office:value-type="string">
            <text:p text:style-name="P67">1</text:p>
          </table:table-cell>
        </table:table-row>
        <table:table-row>
          <table:table-cell table:style-name="Tabla5.A2" office:value-type="string">
            <text:p text:style-name="P67">0</text:p>
          </table:table-cell>
          <table:table-cell table:style-name="Tabla5.A2" office:value-type="string">
            <text:p text:style-name="P67">1</text:p>
          </table:table-cell>
          <table:table-cell table:style-name="Tabla5.A2" office:value-type="string">
            <text:p text:style-name="P67">1</text:p>
          </table:table-cell>
          <table:table-cell table:style-name="Tabla5.D2" office:value-type="string">
            <text:p text:style-name="P67">1</text:p>
          </table:table-cell>
        </table:table-row>
        <table:table-row>
          <table:table-cell table:style-name="Tabla5.A2" office:value-type="string">
            <text:p text:style-name="P67">1</text:p>
          </table:table-cell>
          <table:table-cell table:style-name="Tabla5.A2" office:value-type="string">
            <text:p text:style-name="P67">0</text:p>
          </table:table-cell>
          <table:table-cell table:style-name="Tabla5.A2" office:value-type="string">
            <text:p text:style-name="P67">0</text:p>
          </table:table-cell>
          <table:table-cell table:style-name="Tabla5.D2" office:value-type="string">
            <text:p text:style-name="P67">0</text:p>
          </table:table-cell>
        </table:table-row>
        <table:table-row>
          <table:table-cell table:style-name="Tabla5.A2" office:value-type="string">
            <text:p text:style-name="P67">1</text:p>
          </table:table-cell>
          <table:table-cell table:style-name="Tabla5.A2" office:value-type="string">
            <text:p text:style-name="P67">1</text:p>
          </table:table-cell>
          <table:table-cell table:style-name="Tabla5.A2" office:value-type="string">
            <text:p text:style-name="P67">1</text:p>
          </table:table-cell>
          <table:table-cell table:style-name="Tabla5.D2" office:value-type="string">
            <text:p text:style-name="P67">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66">p</text:p>
          </table:table-cell>
          <table:table-cell table:style-name="Tabla4.A1" office:value-type="string">
            <text:p text:style-name="P66">q</text:p>
          </table:table-cell>
          <table:table-cell table:style-name="Tabla4.A1" office:value-type="string">
            <text:p text:style-name="P66">p ↔ q</text:p>
          </table:table-cell>
          <table:table-cell table:style-name="Tabla4.D1" office:value-type="string">
            <text:p text:style-name="P66">(p <text:span text:style-name="T32">AND</text:span> q) <text:span text:style-name="T32">OR</text:span> (¬p <text:span text:style-name="T32">AND</text:span> ¬q)</text:p>
          </table:table-cell>
        </table:table-row>
        <table:table-row>
          <table:table-cell table:style-name="Tabla4.A2" office:value-type="string">
            <text:p text:style-name="P67">0</text:p>
          </table:table-cell>
          <table:table-cell table:style-name="Tabla4.A2" office:value-type="string">
            <text:p text:style-name="P67">0</text:p>
          </table:table-cell>
          <table:table-cell table:style-name="Tabla4.A2" office:value-type="string">
            <text:p text:style-name="P67">1</text:p>
          </table:table-cell>
          <table:table-cell table:style-name="Tabla4.D2" office:value-type="string">
            <text:p text:style-name="P67">1</text:p>
          </table:table-cell>
        </table:table-row>
        <table:table-row>
          <table:table-cell table:style-name="Tabla4.A2" office:value-type="string">
            <text:p text:style-name="P67">0</text:p>
          </table:table-cell>
          <table:table-cell table:style-name="Tabla4.A2" office:value-type="string">
            <text:p text:style-name="P67">1</text:p>
          </table:table-cell>
          <table:table-cell table:style-name="Tabla4.A2" office:value-type="string">
            <text:p text:style-name="P67">0</text:p>
          </table:table-cell>
          <table:table-cell table:style-name="Tabla4.D2" office:value-type="string">
            <text:p text:style-name="P67">0</text:p>
          </table:table-cell>
        </table:table-row>
        <table:table-row>
          <table:table-cell table:style-name="Tabla4.A2" office:value-type="string">
            <text:p text:style-name="P67">1</text:p>
          </table:table-cell>
          <table:table-cell table:style-name="Tabla4.A2" office:value-type="string">
            <text:p text:style-name="P67">0</text:p>
          </table:table-cell>
          <table:table-cell table:style-name="Tabla4.A2" office:value-type="string">
            <text:p text:style-name="P67">0</text:p>
          </table:table-cell>
          <table:table-cell table:style-name="Tabla4.D2" office:value-type="string">
            <text:p text:style-name="P67">0</text:p>
          </table:table-cell>
        </table:table-row>
        <table:table-row>
          <table:table-cell table:style-name="Tabla4.A2" office:value-type="string">
            <text:p text:style-name="P67">1</text:p>
          </table:table-cell>
          <table:table-cell table:style-name="Tabla4.A2" office:value-type="string">
            <text:p text:style-name="P67">1</text:p>
          </table:table-cell>
          <table:table-cell table:style-name="Tabla4.A2" office:value-type="string">
            <text:p text:style-name="P67">1</text:p>
          </table:table-cell>
          <table:table-cell table:style-name="Tabla4.D2" office:value-type="string">
            <text:p text:style-name="P67">1</text:p>
          </table:table-cell>
        </table:table-row>
      </table:table>
      <text:p text:style-name="Standard"/>
      <text:p text:style-name="Standard">Así, ante un operador no incluido aquí, supondremos que la fórmula puede convertirse sin problemas a cualquier combinación de los operadores incluidos anteriormente.</text:p>
      <text:p text:style-name="Standard"/>
      <text:p text:style-name="Text_20_body">En este trabajo no vamos a detallar todos los operadores posibles como XOR, NAND, NOR, etc. El lector puede encontrar más información en [REF]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6841114510180562980" text:style-name="L113">
        <text:list-item>
          <text:p text:style-name="P11"><text:soft-page-break/>NOT</text:p>
        </text:list-item>
        <text:list-item>
          <text:p text:style-name="P11">AND</text:p>
        </text:list-item>
        <text:list-item>
          <text:p text:style-name="P11">OR</text:p>
        </text:list-item>
        <text:list-item>
          <text:p text:style-name="P11">→</text:p>
        </text:list-item>
      </text:list>
      <text:p text:style-name="Text_20_body">De todas formas, salvo en el caso de NOT, vamos a incluir paréntesis para evitar confusiones entre las distintas precedencias.</text:p>
      <text:p text:style-name="Text_20_body">Propiedades</text:p>
      <text:p text:style-name="Text_20_body">Propiedad asociativa</text:p>
      <text:p text:style-name="Text_20_body">Propiedad distributiva</text:p>
      <text:p text:style-name="Text_20_body">Leyes de De Morgan</text:p>
      <text:p text:style-name="Text_20_body"/>
      <text:h text:style-name="Heading_20_1" text:outline-level="1"><text:bookmark-start text:name="__RefHeading__113_201455433"/>Árboles Binarios de Decisión<text:bookmark-end text:name="__RefHeading__113_201455433"/></text:h>
      <text:h text:style-name="P8" text:outline-level="2"><text:bookmark-start text:name="__RefHeading__4304_1570387257"/>Introducción<text:bookmark-end text:name="__RefHeading__4304_1570387257"/></text:h>
      <text:p text:style-name="Text_20_body">Un árbol binario de decisión <text:span text:style-name="T43">[BRYANT1986]</text:span> es una forma de representar tablas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text:p></text:note-body></text:note>, en la que se enuncia que cualquier fórmula lógica puede descomponerse en la expresión:</text:p>
      <text:p text:style-name="Standard"/>
      <text:p text:style-name="P6">F = xF<text:span text:style-name="T2">(x=1)</text:span> + ¬xF<text:span text:style-name="T2">(x=0)</text:span></text:p>
      <text:p text:style-name="Standard"/>
      <text:p text:style-name="Text_20_body">Donde <text:span text:style-name="T15">F</text:span><text:span text:style-name="T4">(x=0)</text:span><text:span text:style-name="T9"> es la expresión </text:span><text:span text:style-name="T12">F</text:span><text:span text:style-name="T9"> asignando a la variable x el valor </text:span><text:span text:style-name="T13">false</text:span><text:span text:style-name="T10"> y </text:span><text:span text:style-name="T13">F</text:span><text:span text:style-name="T5">(x=1)</text:span><text:span text:style-name="T3"> </text:span><text:span text:style-name="T10">es la expresión </text:span><text:span text:style-name="T13">F</text:span><text:span text:style-name="T10"> sustit</text:span><text:span text:style-name="T11">u</text:span><text:span text:style-name="T10">yendo la variable </text:span><text:span text:style-name="T13">x</text:span><text:span text:style-name="T10"> por el valor </text:span><text:span text:style-name="T13">true</text:span><text:span text:style-name="T10">.</text:span></text:p>
      <text:p text:style-name="P12"><text:span text:style-name="T10">S</text:span><text:span text:style-name="T9">i representamos esta expresión de forma gráfica tendremos un nodo con la expresión F (que depende de la variable </text:span><text:span text:style-name="T12">x</text:span><text:span text:style-name="T9">), de forma que si se le da a la x el valor 0 se obtiene F(x=0) y se se le da el valor 1 se obtiene F(x=1). La asignación de x=0 la marcamos con una arista discontinua, y la asignación de x=1 la marcamos con una arista continua.</text:span></text:p>
      <text:p text:style-name="P12"><draw:g text:anchor-type="paragraph" draw:z-index="0" draw:style-name="gr1"><draw:line draw:style-name="gr2" draw:text-style-name="P70" svg:x1="8.639cm" svg:y1="1.016cm" svg:x2="10.043cm" svg:y2="2.868cm"><text:p/></draw:line><draw:custom-shape draw:style-name="gr3" draw:text-style-name="P71" svg:width="1.384cm" svg:height="1.142cm" svg:x="7.456cm" svg:y="0.046cm"><text:p text:style-name="P71"><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7.597cm" svg:y1="1.016cm" svg:x2="6.253cm" svg:y2="2.868cm"><text:p/></draw:line><draw:custom-shape draw:style-name="gr3" draw:text-style-name="P70" svg:width="1.384cm" svg:height="1.142cm" svg:x="5.451cm" svg:y="2.988cm"><text:p text:style-name="P72"><text:span text:style-name="T89">F</text:span><text:span text:style-name="T90">(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9.427cm" svg:y="2.988cm"><text:p text:style-name="P72"><text:span text:style-name="T89">F</text:span><text:span text:style-name="T90">(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74" svg:width="5.386cm" svg:height="0.743cm" svg:x="5.426cm" svg:y="3.978cm"><draw:text-box><text:p text:style-name="P73"><text:span text:style-name="T30">Fig. 1</text:span></text:p></draw:text-box></draw:frame></draw:g><text:span text:style-name="T9"/></text:p>
      <text:p text:style-name="P12"><text:span text:style-name="T9"/></text:p>
      <text:p text:style-name="P4"/>
      <text:p text:style-name="P4"/>
      <text:p text:style-name="P4"/>
      <text:p text:style-name="P4"/>
      <text:p text:style-name="P4"/>
      <text:p text:style-name="P4"/>
      <text:p text:style-name="P4"/>
      <text:p text:style-name="Text_20_body">Si <text:span text:style-name="T15">F</text:span> depende de otra variable, <text:span text:style-name="T29">llamada</text:span> <text:span text:style-name="T15">y</text:span>, podremos repetir este mismo proceso <text:span text:style-name="T29">de bifurcación de asignaciones</text:span> con <text:span text:style-name="T15">F</text:span><text:span text:style-name="T6">(x=0)</text:span> y con <text:span text:style-name="T15">F</text:span><text:span text:style-name="T6">(x=1)</text:span>. Es decir, si suponemos que la siguiente variables es <text:span text:style-name="T15">y</text:span>, tendríamos el siguiente árbol de decisión:</text:p>
      <text:p text:style-name="P5"><draw:g text:anchor-type="paragraph" draw:z-index="1" draw:style-name="gr1"><draw:g draw:style-name="gr6"><draw:line draw:style-name="gr2" draw:text-style-name="P70" svg:x1="5.571cm" svg:y1="4.046cm" svg:x2="6.788cm" svg:y2="6.002cm"><text:p/></draw:line><draw:line draw:style-name="gr4" draw:text-style-name="P70" svg:x1="4.389cm" svg:y1="4.046cm" svg:x2="3.154cm" svg:y2="6.002cm"><text:p/></draw:line><draw:line draw:style-name="gr2" draw:text-style-name="P70" svg:x1="8.536cm" svg:y1="1.007cm" svg:x2="10.811cm" svg:y2="3.15cm"><text:p/></draw:line><draw:custom-shape draw:style-name="gr3" draw:text-style-name="P71" svg:width="1.384cm" svg:height="1.142cm" svg:x="7.299cm" svg:y="0.053cm"><text:p text:style-name="P71"><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7.421cm" svg:y1="1.023cm" svg:x2="5.066cm" svg:y2="3.15cm"><text:p/></draw:line><draw:custom-shape draw:style-name="gr3" draw:text-style-name="P70" svg:width="1.384cm" svg:height="1.142cm" svg:x="4.265cm" svg:y="3.15cm"><text:p text:style-name="P72"><text:span text:style-name="T89">F</text:span><text:span text:style-name="T90">(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1.384cm" svg:height="1.142cm" svg:x="10.127cm" svg:y="3.15cm"><text:p text:style-name="P72"><text:span text:style-name="T89">F</text:span><text:span text:style-name="T90">(x=1)</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70" svg:width="1.384cm" svg:height="1.142cm" svg:x="2.191cm" svg:y="6.003cm"><text:p text:style-name="P72"><text:span text:style-name="T89">F</text:span><text:span text:style-name="T90">(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6.34cm" svg:y="6.003cm"><text:p text:style-name="P72"><text:span text:style-name="T89">F</text:span><text:span text:style-name="T90">(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0" svg:x1="11.381cm" svg:y1="4.096cm" svg:x2="12.785cm" svg:y2="5.948cm"><text:p/></draw:line><draw:line draw:style-name="gr4" draw:text-style-name="P70" svg:x1="10.301cm" svg:y1="4.147cm" svg:x2="9.135cm" svg:y2="5.907cm"><text:p/></draw:line><draw:custom-shape draw:style-name="gr3" draw:text-style-name="P70" svg:width="1.384cm" svg:height="1.142cm" svg:x="8.446cm" svg:y="6.003cm"><text:p text:style-name="P72"><text:span text:style-name="T89">F</text:span><text:span text:style-name="T90">(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384cm" svg:height="1.142cm" svg:x="12.148cm" svg:y="6.003cm"><text:p text:style-name="P72"><text:span text:style-name="T89">F</text:span><text:span text:style-name="T90">(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4" svg:width="5.386cm" svg:height="0.743cm" svg:x="5.481cm" svg:y="7.544cm"><draw:text-box><text:p text:style-name="P73"><text:span text:style-name="T30">Fig. 2</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Standard"/>
      <text:p text:style-name="Standard"/>
      <text:p text:style-name="Standard"/>
      <text:p text:style-name="Standard"/>
      <text:p text:style-name="Standard"/>
      <text:p text:style-name="Standard"><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30">0</text:span> ó <text:span text:style-name="T38">1</text:span>). <text:span text:style-name="T40">En ese caso, ese nodo será un nodo hoja, dado que no tendrá descendientes, y sólo podrá tomar el valor </text:span><text:span text:style-name="T16">true</text:span><text:span text:style-name="T40"> o </text:span><text:span text:style-name="T16">false</text:span><text:span text:style-name="T40">.</text:span></text:p>
      <text:p text:style-name="P14"><text:span text:style-name="T40">V</text:span>amos a ver un ejemplo de fórmula lógica real <text:span text:style-name="T15">F = xy</text:span>. <text:span text:style-name="T42">Y tomando el orden de las variables como </text:span><text:span text:style-name="T18">x</text:span><text:span text:style-name="T42">, y luego, </text:span><text:span text:style-name="T18">y</text:span><text:span text:style-name="T42">. También, para facilitar la visibilidad del diagrama, suponemos que </text:span><text:span text:style-name="T18">F</text:span><text:span text:style-name="T7">(a,b)</text:span><text:span text:style-name="T18"> = F</text:span><text:span text:style-name="T7">(x=a,y=b)</text:span><text:span text:style-name="T14">.</text:span></text:p>
      <text:p text:style-name="P13"/>
      <text:p text:style-name="P13"/>
      <text:p text:style-name="Standard"/>
      <text:p text:style-name="Standard"/>
      <text:p text:style-name="Standard"/>
      <text:p text:style-name="Standard"/>
      <text:p text:style-name="Standard"/>
      <text:p text:style-name="Standard"><draw:g text:anchor-type="paragraph" draw:z-index="2" draw:style-name="gr1"><draw:g draw:style-name="gr6"><draw:line draw:style-name="gr2" draw:text-style-name="P70" svg:x1="5.571cm" svg:y1="0.432cm" svg:x2="6.703cm" svg:y2="2.293cm"><text:p/></draw:line><draw:line draw:style-name="gr4" draw:text-style-name="P70" svg:x1="4.389cm" svg:y1="0.432cm" svg:x2="3.154cm" svg:y2="2.388cm"><text:p/></draw:line><draw:line draw:style-name="gr2" draw:text-style-name="P70" svg:x1="8.536cm" svg:y1="-2.607cm" svg:x2="10.811cm" svg:y2="-0.464cm"><text:p/></draw:line><draw:custom-shape draw:style-name="gr3" draw:text-style-name="P71" svg:width="1.384cm" svg:height="1.142cm" svg:x="7.299cm" svg:y="-3.561cm"><text:p text:style-name="P71"><text:span text:style-name="T1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7.421cm" svg:y1="-2.591cm" svg:x2="5.066cm" svg:y2="-0.464cm"><text:p/></draw:line><draw:custom-shape draw:style-name="gr3" draw:text-style-name="P70" svg:width="1.384cm" svg:height="1.142cm" svg:x="4.266cm" svg:y="-0.464cm"><text:p text:style-name="P72"><text:span text:style-name="T89">F</text:span><text:span text:style-name="T90">(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1.384cm" svg:height="1.142cm" svg:x="10.127cm" svg:y="-0.464cm"><text:p text:style-name="P72"><text:span text:style-name="T89">F</text:span><text:span text:style-name="T90">(x=1)</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70" svg:width="1.595cm" svg:height="1.428cm" svg:x="2.006cm" svg:y="2.389cm"><text:p text:style-name="P72"><text:span text:style-name="T89">F</text:span><text:span text:style-name="T90">(0,0)</text:span><text:span text:style-name="T91"> = </text:span><text:span text:style-name="T9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0" svg:x1="11.381cm" svg:y1="0.482cm" svg:x2="12.785cm" svg:y2="2.334cm"><text:p/></draw:line><draw:line draw:style-name="gr4" draw:text-style-name="P70" svg:x1="10.302cm" svg:y1="0.533cm" svg:x2="9.136cm" svg:y2="2.293cm"><text:p/></draw:line><draw:custom-shape draw:style-name="gr3" draw:text-style-name="P70" svg:width="1.595cm" svg:height="1.428cm" svg:x="5.966cm" svg:y="2.389cm"><text:p text:style-name="P72"><text:span text:style-name="T89">F</text:span><text:span text:style-name="T90">(0,1)</text:span><text:span text:style-name="T91"> = </text:span><text:span text:style-name="T9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595cm" svg:height="1.428cm" svg:x="8.263cm" svg:y="2.389cm"><text:p text:style-name="P72"><text:span text:style-name="T89">F</text:span><text:span text:style-name="T90">(1,0)</text:span><text:span text:style-name="T91"> = </text:span><text:span text:style-name="T9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595cm" svg:height="1.428cm" svg:x="11.861cm" svg:y="2.389cm"><text:p text:style-name="P72"><text:span text:style-name="T89">F</text:span><text:span text:style-name="T90">(1,1)</text:span><text:span text:style-name="T91"> = </text:span><text:span text:style-name="T9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4" svg:width="5.386cm" svg:height="0.743cm" svg:x="5.426cm" svg:y="3.934cm"><draw:text-box><text:p text:style-name="P73"><text:span text:style-name="T30">Fig. 3</text:span></text:p></draw:text-box></draw:frame></draw:g></text:p>
      <text:p text:style-name="Standard"/>
      <text:p text:style-name="Standard"/>
      <text:p text:style-name="Standard"/>
      <text:p text:style-name="Standard"/>
      <text:p text:style-name="Standard"/>
      <text:p text:style-name="Standard"/>
      <text:p text:style-name="P7"/>
      <text:p text:style-name="Standard"/>
      <text:p text:style-name="Standard"/>
      <text:p text:style-name="Text_20_body">Notemos que al nodo que viene de una arista punteada se le suele llamar, <text:span text:style-name="T15">low</text:span>, y al de la línea llena <text:span text:style-name="T15">high</text:span>, debido a que son producto de la asignación de <text:span text:style-name="T30">0</text:span> y <text:span text:style-name="T30">1</text:span> a su vértice padre, respectivamente.</text:p>
      <text:p text:style-name="P25">Otro ejemplo en el que podemos ver varios niveles es el siguiente:</text:p>
      <text:p text:style-name="P25"><text:span text:style-name="T15">F = x</text:span><text:span text:style-name="T19">z</text:span><text:span text:style-name="T15"> + </text:span><text:span text:style-name="T19">y</text:span><text:span text:style-name="T52">, con el orden </text:span><text:span text:style-name="T19">x</text:span><text:span text:style-name="T52">, </text:span><text:span text:style-name="T19">y,</text:span><text:span text:style-name="T52"> </text:span><text:span text:style-name="T19">z</text:span><text:span text:style-name="T52">.</text:span></text:p>
      <text:p text:style-name="P25"><draw:g text:anchor-type="paragraph" draw:z-index="3" draw:style-name="gr1"><draw:g draw:style-name="gr6"><draw:custom-shape draw:style-name="gr3" draw:text-style-name="P77" svg:width="1.384cm" svg:height="1.142cm" svg:x="14.703cm" svg:y="5.608cm"><text:p text:style-name="P76"><text:span text:style-name="T9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0" svg:x1="9.795cm" svg:y1="0.649cm" svg:x2="11.896cm" svg:y2="1.866cm"><text:p/></draw:line><draw:custom-shape draw:style-name="gr3" draw:text-style-name="P71" svg:width="1.384cm" svg:height="1.142cm" svg:x="8.412cm" svg:y="-0.206cm"><text:p text:style-name="P7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8.297cm" svg:y1="0.598cm" svg:x2="6.187cm" svg:y2="1.746cm"><text:p/></draw:line><draw:custom-shape draw:style-name="gr3" draw:text-style-name="P70" svg:width="1.384cm" svg:height="1.142cm" svg:x="4.681cm" svg:y="1.747cm"><text:p text:style-name="P75"><text:span text:style-name="T8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1.384cm" svg:height="1.142cm" svg:x="11.691cm" svg:y="1.867cm"><text:p text:style-name="P75"><text:span text:style-name="T89">y</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2" draw:text-style-name="P70" svg:x1="5.877cm" svg:y1="2.888cm" svg:x2="6.394cm" svg:y2="3.752cm"><text:p/></draw:line><draw:line draw:style-name="gr4" draw:text-style-name="P70" svg:x1="4.852cm" svg:y1="2.888cm" svg:x2="4.131cm" svg:y2="3.752cm"><text:p/></draw:line><draw:custom-shape draw:style-name="gr3" draw:text-style-name="P70" svg:width="1.384cm" svg:height="1.142cm" svg:x="2.914cm" svg:y="3.752cm"><text:p text:style-name="P75"><text:span text:style-name="T8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75" svg:width="1.384cm" svg:height="1.142cm" svg:x="6.292cm" svg:y="3.752cm"><text:p text:style-name="P75"><text:span text:style-name="T89">z</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70" svg:width="1.384cm" svg:height="1.142cm" svg:x="10.045cm" svg:y="3.752cm"><text:p text:style-name="P75"><text:span text:style-name="T8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1.384cm" svg:height="1.142cm" svg:x="13.698cm" svg:y="3.752cm"><text:p text:style-name="P75"><text:span text:style-name="T89">z</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77" svg:width="1.384cm" svg:height="1.142cm" svg:x="1.783cm" svg:y="5.608cm"><text:p text:style-name="P76"><text:span text:style-name="T9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5.468cm" svg:y="5.608cm"><text:p text:style-name="P76"><text:span text:style-name="T9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9.084cm" svg:y="5.608cm"><text:p text:style-name="P76"><text:span text:style-name="T9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12.7cm" svg:y="5.608cm"><text:p text:style-name="P76"><text:span text:style-name="T9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3.736cm" svg:y="5.608cm"><text:p text:style-name="P76"><text:span text:style-name="T9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7.42cm" svg:y="5.608cm"><text:p text:style-name="P76"><text:span text:style-name="T9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11.036cm" svg:y="5.608cm"><text:p text:style-name="P76"><text:span text:style-name="T9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0" svg:x1="12.989cm" svg:y1="2.842cm" svg:x2="13.952cm" svg:y2="3.752cm"><text:p/></draw:line><draw:line draw:style-name="gr4" draw:text-style-name="P70" svg:x1="11.826cm" svg:y1="2.888cm" svg:x2="11.105cm" svg:y2="3.752cm"><text:p/></draw:line><draw:line draw:style-name="gr2" draw:text-style-name="P70" svg:x1="7.42cm" svg:y1="4.807cm" svg:x2="7.852cm" svg:y2="5.539cm"><text:p/></draw:line><draw:line draw:style-name="gr4" draw:text-style-name="P70" svg:x1="3.068cm" svg:y1="4.786cm" svg:x2="2.444cm" svg:y2="5.539cm"><text:p/></draw:line><draw:line draw:style-name="gr4" draw:text-style-name="P70" svg:x1="6.514cm" svg:y1="4.893cm" svg:x2="6.032cm" svg:y2="5.539cm"><text:p/></draw:line><draw:line draw:style-name="gr2" draw:text-style-name="P70" svg:x1="4.027cm" svg:y1="4.807cm" svg:x2="4.459cm" svg:y2="5.539cm"><text:p/></draw:line><draw:line draw:style-name="gr2" draw:text-style-name="P70" svg:x1="11.172cm" svg:y1="4.807cm" svg:x2="11.604cm" svg:y2="5.539cm"><text:p/></draw:line><draw:line draw:style-name="gr2" draw:text-style-name="P70" svg:x1="14.825cm" svg:y1="4.807cm" svg:x2="15.257cm" svg:y2="5.539cm"><text:p/></draw:line><draw:line draw:style-name="gr4" draw:text-style-name="P70" svg:x1="10.388cm" svg:y1="4.893cm" svg:x2="9.906cm" svg:y2="5.539cm"><text:p/></draw:line><draw:line draw:style-name="gr4" draw:text-style-name="P70" svg:x1="14.083cm" svg:y1="4.893cm" svg:x2="13.601cm" svg:y2="5.539cm"><text:p/></draw:line></draw:g><draw:frame draw:style-name="gr5" draw:text-style-name="P74" svg:width="5.386cm" svg:height="0.743cm" svg:x="6.503cm" svg:y="7.047cm"><draw:text-box><text:p text:style-name="P73"><text:span text:style-name="T30">Fig. 4</text:span></text:p></draw:text-box></draw:frame></draw:g></text:p>
      <text:p text:style-name="P25"/>
      <text:p text:style-name="P25"/>
      <text:p text:style-name="P25"/>
      <text:p text:style-name="P25"/>
      <text:p text:style-name="P25"/>
      <text:p text:style-name="P25"/>
      <text:p text:style-name="P25"/>
      <text:p text:style-name="P25"/>
      <text:p text:style-name="P25"/>
      <text:p text:style-name="P25"/>
      <text:p text:style-name="P26"/>
      <text:p text:style-name="P26"><text:span text:style-name="T53">Como se <text:s/>puede ver en este ejemplo, hay ramas completas repetidas. En la siguiente sección vamos </text:span><text:soft-page-break/><text:span text:style-name="T53">a mostrar cómo se pueden reducir los BDD haciendo que pasen de ser árboles binarios a digrafos acíclicos.</text:span></text:p>
      <text:h text:style-name="Heading_20_2" text:outline-level="2"><text:bookmark-start text:name="__RefHeading__4470_1570387257"/><text:span text:style-name="T53">O</text:span>rden de las variables<text:bookmark-end text:name="__RefHeading__4470_1570387257"/></text:h>
      <text:p text:style-name="P43">Como podemos ver, hablamos de que las variables tienen un orden entre ellas. <text:span text:style-name="T68">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span></text:p>
      <text:p text:style-name="P44">De igual forma, hemos de respetar este orden en todas las ramas del árbol, o si no, podríamos encontrarnos con problemas a la hora de evaluar funciones o de reducir el árbol.</text:p>
      <text:h text:style-name="Heading_20_2" text:outline-level="2"><text:bookmark-start text:name="__RefHeading__4306_1570387257"/>Á<text:span text:style-name="T44">rboles reducidos</text:span><text:bookmark-end text:name="__RefHeading__4306_1570387257"/></text:h>
      <text:p text:style-name="Text_20_body"><text:span text:style-name="T54">Dado el árbol de la </text:span><text:span text:style-name="T31">Fig. 3</text:span><text:span text:style-name="T54"> (función </text:span><text:span text:style-name="T27">F = xy</text:span><text:span text:style-name="T54">), u</text:span>n detalle importante que podemos apreciar en este diagrama es la repetición de nodos. Es decir, podemos ver cómo se repiten los nodos hoja y tenemos tres nodos con el valor <text:span text:style-name="T30">0</text:span> y sólo uno con el valor <text:span text:style-name="T30">1</text:span>. <text:span text:style-name="T44">Si eliminamos los nodos con el mismo valor, obtenemos el siguiente árbol binario reducido:</text:span></text:p>
      <text:p text:style-name="Text_20_body"/>
      <text:p text:style-name="Text_20_body"/>
      <text:p text:style-name="Text_20_body"/>
      <text:p text:style-name="Text_20_body"/>
      <text:p text:style-name="Text_20_body"/>
      <text:p text:style-name="Text_20_body"/>
      <text:p text:style-name="Text_20_body"><draw:g text:anchor-type="paragraph" draw:z-index="4" draw:style-name="gr1"><draw:g draw:style-name="gr6"><draw:line draw:style-name="gr2" draw:text-style-name="P70" svg:x1="5.708cm" svg:y1="-0.018cm" svg:x2="7.096cm" svg:y2="1.843cm"><text:p/></draw:line><draw:line draw:style-name="gr4" draw:text-style-name="P70" svg:x1="4.526cm" svg:y1="-0.018cm" svg:x2="6.565cm" svg:y2="2.095cm"><text:p/></draw:line><draw:line draw:style-name="gr2" draw:text-style-name="P70" svg:x1="8.673cm" svg:y1="-3.057cm" svg:x2="10.948cm" svg:y2="-0.914cm"><text:p/></draw:line><draw:custom-shape draw:style-name="gr3" draw:text-style-name="P71" svg:width="1.384cm" svg:height="1.142cm" svg:x="7.437cm" svg:y="-4.011cm"><text:p text:style-name="P7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7.559cm" svg:y1="-3.041cm" svg:x2="5.204cm" svg:y2="-0.914cm"><text:p/></draw:line><draw:custom-shape draw:style-name="gr3" draw:text-style-name="P70" svg:width="1.384cm" svg:height="1.142cm" svg:x="4.403cm" svg:y="-0.914cm"><text:p text:style-name="P75"><text:span text:style-name="T8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 svg:width="1.384cm" svg:height="1.142cm" svg:x="10.264cm" svg:y="-0.914cm"><text:p text:style-name="P75"><text:span text:style-name="T89">y</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2" draw:text-style-name="P70" svg:x1="11.519cm" svg:y1="0.032cm" svg:x2="12.923cm" svg:y2="1.884cm"><text:p/></draw:line><draw:line draw:style-name="gr4" draw:text-style-name="P70" svg:x1="10.439cm" svg:y1="0.083cm" svg:x2="8.109cm" svg:y2="1.843cm"><text:p/></draw:line><draw:custom-shape draw:style-name="gr3" draw:text-style-name="P70" svg:width="1.287cm" svg:height="1.168cm" svg:x="12.307cm" svg:y="1.939cm"><text:p text:style-name="P75"><text:span text:style-name="T9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0" svg:width="1.287cm" svg:height="1.168cm" svg:x="6.977cm" svg:y="1.843cm"><text:p text:style-name="P75"><text:span text:style-name="T9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74" svg:width="5.386cm" svg:height="0.743cm" svg:x="5.093cm" svg:y="3.262cm"><draw:text-box><text:p text:style-name="P73"><text:span text:style-name="T30">Fig. 5</text:span></text:p></draw:text-box></draw:frame></draw:g></text:p>
      <text:p text:style-name="Text_20_body"/>
      <text:p text:style-name="Text_20_body"/>
      <text:p text:style-name="Text_20_body"/>
      <text:p text:style-name="Text_20_body"/>
      <text:p text:style-name="P16"/>
      <text:p text:style-name="P16">Como podemos ver, hemos reducido el árbol en <text:span text:style-name="T56">2</text:span> nodos <text:span text:style-name="T56">sobre un total de 7 nodos</text:span>. Esto no puede parecer mucho, pero pensemos a gran escala, en fórmulas de miles de variables, <text:span text:style-name="T56">conseguir una reducción de un tercio de su tamaño es muy deseable</text:span>.</text:p>
      <text:p text:style-name="P17">También vemos como, en <text:span text:style-name="T55">el nodo y de la izquierda</text:span>, independientemente del valor que tome y, se obtiene el valor 0. ¿No se podría tener una normas para reducir aún más el árbol evitando repeticiones innecesarias?</text:p>
      <text:p text:style-name="P16"><text:span text:style-name="T45">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span></text:p>
      <text:h text:style-name="Heading_20_3" text:outline-level="3"><text:bookmark-start text:name="__RefHeading__4472_1570387257"/>No-redundancia<text:bookmark-end text:name="__RefHeading__4472_1570387257"/></text:h>
      <text:p text:style-name="P24"><text:span text:style-name="T45">E</text:span>n primer lugar, no debe haber vértices redundantes, esto es, no puede haber un vértice cuyos <text:soft-page-break/>descendientes sean otro. <text:span text:style-name="T57">En el caso de que en el proceso de construcción esta casuística se dé, se tomará el nodo descendiente y se eliminará el nodo y se le pasará el <text:s/></text:span></text:p>
      <text:p text:style-name="P24"><text:span text:style-name="T57">Es decir, dado un vértice </text:span><text:span text:style-name="T21">v</text:span><text:span text:style-name="T57">, si </text:span><text:span text:style-name="T21">low(</text:span><text:span text:style-name="T22">v</text:span><text:span text:style-name="T21">) = high(</text:span><text:span text:style-name="T22">v</text:span><text:span text:style-name="T21">)</text:span><text:span text:style-name="T57">, entonces se produce la siguiente sustitución:</text:span></text:p>
      <text:p text:style-name="P24"/>
      <text:p text:style-name="P24"/>
      <text:p text:style-name="P24"/>
      <text:p text:style-name="P24"><text:span text:style-name="T57"/></text:p>
      <text:p text:style-name="P23"/>
      <text:p text:style-name="P23"/>
      <text:p text:style-name="P23"><draw:g text:anchor-type="paragraph" draw:z-index="5" draw:style-name="gr8"><draw:path draw:style-name="gr2" draw:text-style-name="P70" svg:width="0.201cm" svg:height="1.412cm" svg:x="6.023cm" svg:y="0.352cm" svg:viewBox="0 0 202 1413" svg:d="m0 4c-17-79 463 1048 0 1409"><text:p/></draw:path><draw:path draw:style-name="gr4" draw:text-style-name="P70" svg:width="0.243cm" svg:height="1.408cm" svg:x="5.076cm" svg:y="0.356cm" svg:viewBox="0 0 244 1409" svg:d="m228 0c16 0-531 949 16 1409"><text:p/></draw:path><draw:custom-shape draw:style-name="gr3" draw:text-style-name="P75" svg:width="1.384cm" svg:height="1.142cm" svg:x="5.073cm" svg:y="-0.785cm"><text:p text:style-name="P75"><text:span text:style-name="T89">x</text:span><text:span text:style-name="T94">i</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3" draw:text-style-name="P70" svg:width="1.287cm" svg:height="1.168cm" svg:x="4.993cm" svg:y="1.766cm"><text:p text:style-name="P75"><text:span text:style-name="T95">x</text:span><text:span text:style-name="T96">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70" svg:x1="6.242cm" svg:y1="-0.88cm" svg:x2="7.71cm" svg:y2="-2.143cm"><text:p/></draw:line><draw:line draw:style-name="gr10" draw:text-style-name="P70" svg:x1="5.073cm" svg:y1="-0.695cm" svg:x2="3.42cm" svg:y2="-1.864cm"><text:p/></draw:line><draw:line draw:style-name="gr10" draw:text-style-name="P70" svg:x1="5.63cm" svg:y1="-0.958cm" svg:x2="5.537cm" svg:y2="-2.05cm"><text:p/></draw:line><draw:line draw:style-name="gr9" draw:text-style-name="P70" svg:x1="6.595cm" svg:y1="-0.394cm" svg:x2="8.378cm" svg:y2="-1.122cm"><text:p/></draw:line><draw:custom-shape draw:style-name="gr3" draw:text-style-name="P70" svg:width="1.287cm" svg:height="1.168cm" svg:x="11.647cm" svg:y="0.524cm"><text:p text:style-name="P75"><text:span text:style-name="T95">x</text:span><text:span text:style-name="T96">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70" svg:x1="12.816cm" svg:y1="0.524cm" svg:x2="14.284cm" svg:y2="-0.739cm"><text:p/></draw:line><draw:line draw:style-name="gr10" draw:text-style-name="P70" svg:x1="11.647cm" svg:y1="0.709cm" svg:x2="9.994cm" svg:y2="-0.46cm"><text:p/></draw:line><draw:line draw:style-name="gr10" draw:text-style-name="P70" svg:x1="12.204cm" svg:y1="0.447cm" svg:x2="12.111cm" svg:y2="-0.645cm"><text:p/></draw:line><draw:line draw:style-name="gr9" draw:text-style-name="P70" svg:x1="13.169cm" svg:y1="0.924cm" svg:x2="14.952cm" svg:y2="0.196cm"><text:p/></draw:line><draw:frame draw:style-name="gr11" svg:width="1.227cm" svg:height="0.706cm" svg:x="4.311cm" svg:y="-1.975cm"><draw:text-box><text:p text:style-name="P70">...</text:p></draw:text-box></draw:frame><draw:frame draw:style-name="gr11" svg:width="1.227cm" svg:height="0.706cm" svg:x="6.798cm" svg:y="-1.586cm"><draw:text-box><text:p text:style-name="P70">...</text:p></draw:text-box></draw:frame><draw:frame draw:style-name="gr11" svg:width="1.227cm" svg:height="0.706cm" svg:x="13.409cm" svg:y="-0.257cm"><draw:text-box><text:p text:style-name="P70">...</text:p></draw:text-box></draw:frame><draw:frame draw:style-name="gr11" svg:width="1.227cm" svg:height="0.706cm" svg:x="10.885cm" svg:y="-0.46cm"><draw:text-box><text:p text:style-name="P70">...</text:p></draw:text-box></draw:frame><draw:custom-shape draw:style-name="gr12" svg:width="2.359cm" svg:height="1.274cm" svg:x="7.895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3"/>
      <text:p text:style-name="P23"/>
      <text:p text:style-name="P23"/>
      <text:p text:style-name="P23"><draw:frame text:anchor-type="paragraph" draw:z-index="6" draw:style-name="gr13" draw:text-style-name="P73" svg:width="4.141cm" svg:height="0.715cm" svg:x="7.024cm" svg:y="-0.141cm"><draw:text-box><text:p text:style-name="P73"><text:span text:style-name="T30">Fig. 6</text:span></text:p></draw:text-box></draw:frame></text:p>
      <text:h text:style-name="P10" text:outline-level="3"><text:bookmark-start text:name="__RefHeading__4474_1570387257"/>Unicidad de cada vértice<text:bookmark-end text:name="__RefHeading__4474_1570387257"/></text:h>
      <text:p text:style-name="P27">Si un vértice tiene los mismos descendientes que otro <text:span text:style-name="T60">y la misma variable</text:span>, entonces ha de ser sustituido por éste. <text:span text:style-name="T61">Es decir, supongamos que tenemos un árbol que tiene dos vértices distintos </text:span><text:span text:style-name="T20">u</text:span><text:span text:style-name="T61"> y </text:span><text:span text:style-name="T20">v</text:span><text:span text:style-name="T61"> que cumplen que ambos tienen la misma variable y que tienen los mismos descendientes </text:span><text:span text:style-name="T20">low</text:span><text:span text:style-name="T61"> y </text:span><text:span text:style-name="T20">high</text:span><text:span text:style-name="T61">. Entonces, ambos son el mismo vértice.</text:span></text:p>
      <text:p text:style-name="P27"><draw:g text:anchor-type="paragraph" draw:z-index="8" draw:style-name="gr14"><draw:frame draw:style-name="gr16" draw:text-style-name="P73" svg:width="4.141cm" svg:height="1.486cm" svg:x="6.82cm" svg:y="5.034cm"><draw:text-box><text:p text:style-name="P73"><text:span text:style-name="T30">Fig. 7</text:span></text:p></draw:text-box></draw:frame><draw:g draw:style-name="gr6"><draw:frame draw:style-name="gr17" draw:text-style-name="P78" svg:width="2.749cm" svg:height="1.412cm" svg:x="5.276cm" svg:y="1.391cm"><draw:text-box><text:p><text:span text:style-name="T97">...</text:span></text:p></draw:text-box></draw:frame><draw:g draw:style-name="gr6"><draw:custom-shape draw:style-name="gr3" draw:text-style-name="P71" svg:width="1.384cm" svg:height="1.142cm" svg:x="2.098cm" svg:y="1.375cm"><text:p text:style-name="P71"><text:span text:style-name="T15">x</text:span><text:span text:style-name="T9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2.098cm" svg:y1="2.346cm" svg:x2="1.265cm" svg:y2="3.625cm"><text:p/></draw:line><draw:line draw:style-name="gr2" draw:text-style-name="P70" svg:x1="3.368cm" svg:y1="2.391cm" svg:x2="4.144cm" svg:y2="3.608cm"><text:p/></draw:line><draw:custom-shape draw:style-name="gr3" draw:text-style-name="P71" svg:width="1.384cm" svg:height="1.142cm" svg:x="0.445cm" svg:y="3.624cm"><text:p text:style-name="P71"><text:span text:style-name="T15">x</text:span><text:span text:style-name="T9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3.452cm" svg:y="3.609cm"><text:p text:style-name="P71"><text:span text:style-name="T15">x</text:span><text:span text:style-name="T9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1.191cm" svg:y1="0.254cm" svg:x2="2.304cm" svg:y2="1.487cm"><text:p/></draw:line><draw:line draw:style-name="gr2" draw:text-style-name="P70" svg:x1="4.478cm" svg:y1="0.254cm" svg:x2="3.16cm" svg:y2="1.256cm"><text:p/></draw:line><draw:frame draw:style-name="gr18" draw:text-style-name="P79" svg:width="1.041cm" svg:height="0.68cm" svg:x="2.528cm" svg:y="0.109cm"><draw:text-box><text:p text:style-name="P79"><text:span text:style-name="T99">...</text:span></text:p></draw:text-box></draw:frame></draw:g><draw:custom-shape draw:style-name="gr3" draw:text-style-name="P71" svg:width="1.384cm" svg:height="1.142cm" svg:x="6.014cm" svg:y="1.476cm"><text:p text:style-name="P71"><text:span text:style-name="T15">x</text:span><text:span text:style-name="T9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6.013cm" svg:y1="2.284cm" svg:x2="1.637cm" svg:y2="3.625cm"><text:p/></draw:line><draw:line draw:style-name="gr2" draw:text-style-name="P70" svg:x1="6.187cm" svg:y1="2.526cm" svg:x2="4.756cm" svg:y2="3.77cm"><text:p/></draw:line><draw:line draw:style-name="gr19" draw:text-style-name="P70" svg:x1="5.366cm" svg:y1="0.243cm" svg:x2="6.479cm" svg:y2="1.476cm"><text:p/></draw:line><draw:line draw:style-name="gr20" draw:text-style-name="P70" svg:x1="8.469cm" svg:y1="0.474cm" svg:x2="7.151cm" svg:y2="1.476cm"><text:p/></draw:line><draw:frame draw:style-name="gr18" draw:text-style-name="P80" svg:width="1.041cm" svg:height="0.68cm" svg:x="6.278cm" svg:y="0.243cm"><draw:text-box><text:p text:style-name="P80"><text:span text:style-name="T100">...</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71" svg:width="1.384cm" svg:height="1.142cm" svg:x="12.254cm" svg:y="2.063cm"><text:p text:style-name="P71"><text:span text:style-name="T15">x</text:span><text:span text:style-name="T9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12.255cm" svg:y1="3.034cm" svg:x2="11.422cm" svg:y2="4.313cm"><text:p/></draw:line><draw:line draw:style-name="gr2" draw:text-style-name="P70" svg:x1="13.524cm" svg:y1="3.079cm" svg:x2="14.3cm" svg:y2="4.296cm"><text:p/></draw:line><draw:custom-shape draw:style-name="gr3" draw:text-style-name="P71" svg:width="1.384cm" svg:height="1.142cm" svg:x="10.601cm" svg:y="4.312cm"><text:p text:style-name="P71"><text:span text:style-name="T15">x</text:span><text:span text:style-name="T9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1.384cm" svg:height="1.142cm" svg:x="13.609cm" svg:y="4.296cm"><text:p text:style-name="P71"><text:span text:style-name="T15">x</text:span><text:span text:style-name="T9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11.348cm" svg:y1="0.942cm" svg:x2="12.461cm" svg:y2="2.175cm"><text:p/></draw:line><draw:line draw:style-name="gr2" draw:text-style-name="P70" svg:x1="12.425cm" svg:y1="0.591cm" svg:x2="12.852cm" svg:y2="1.944cm"><text:p/></draw:line><draw:frame draw:style-name="gr18" draw:text-style-name="P79" svg:width="1.041cm" svg:height="0.68cm" svg:x="11.905cm" svg:y="0.797cm"><draw:text-box><text:p text:style-name="P79"><text:span text:style-name="T99">...</text:span></text:p></draw:text-box></draw:frame><draw:line draw:style-name="gr20" draw:text-style-name="P70" svg:x1="15.043cm" svg:y1="1.227cm" svg:x2="13.725cm" svg:y2="2.229cm"><text:p/></draw:line><draw:line draw:style-name="gr19" draw:text-style-name="P70" svg:x1="13.131cm" svg:y1="0.573cm" svg:x2="13.168cm" svg:y2="1.972cm"><text:p/></draw:line><draw:frame draw:style-name="gr18" draw:text-style-name="P80" svg:width="1.041cm" svg:height="0.68cm" svg:x="13.464cm" svg:y="1.227cm"><draw:text-box><text:p text:style-name="P80"><text:span text:style-name="T100">...</text:span></text:p></draw:text-box></draw:frame></draw:g></draw:g><text:span text:style-name="T60">Por ejemplo, si tenemos el árbol de la figura 4 (</text:span><text:span text:style-name="T28">F = xz + y</text:span><text:span text:style-name="T60">), tendremos varios vértices repetidos y redundantes. Si los eliminamos, obtendremos el siguiente árbol reducido:</text:span></text:p>
      <text:p text:style-name="P25"/>
      <text:p text:style-name="P25"/>
      <text:p text:style-name="P25"/>
      <text:p text:style-name="P25"/>
      <text:h text:style-name="P9" text:outline-level="2"><draw:g text:anchor-type="paragraph" draw:z-index="7" draw:style-name="gr14"><draw:g draw:style-name="gr6"><draw:line draw:style-name="gr2" draw:text-style-name="P70" svg:x1="9.107cm" svg:y1="0.107cm" svg:x2="11.208cm" svg:y2="1.324cm"><text:p/></draw:line><draw:custom-shape draw:style-name="gr3" draw:text-style-name="P71" svg:width="1.384cm" svg:height="1.142cm" svg:x="7.724cm" svg:y="-0.748cm"><text:p text:style-name="P7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7.61cm" svg:y1="0.056cm" svg:x2="5.5cm" svg:y2="1.204cm"><text:p/></draw:line><draw:custom-shape draw:style-name="gr15" draw:text-style-name="P75" svg:width="1.384cm" svg:height="1.142cm" svg:x="3.993cm" svg:y="1.205cm"><text:p text:style-name="P75"><text:span text:style-name="T8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75" svg:width="1.384cm" svg:height="1.142cm" svg:x="11.003cm" svg:y="1.325cm"><text:p text:style-name="P75"><text:span text:style-name="T89">y</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2" draw:text-style-name="P70" svg:x1="5.189cm" svg:y1="2.237cm" svg:x2="6.732cm" svg:y2="3.221cm"><text:p/></draw:line><draw:line draw:style-name="gr4" draw:text-style-name="P70" svg:x1="4.388cm" svg:y1="2.346cm" svg:x2="3.57cm" svg:y2="3.096cm"><text:p/></draw:line><draw:custom-shape draw:style-name="gr3" draw:text-style-name="P70" svg:width="1.384cm" svg:height="1.142cm" svg:x="12.384cm" svg:y="3.096cm"><text:p text:style-name="P75"><text:span text:style-name="T8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2.478cm" svg:y="3.096cm"><text:p text:style-name="P76"><text:span text:style-name="T9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 svg:width="1.384cm" svg:height="1.142cm" svg:x="6.733cm" svg:y="3.096cm"><text:p text:style-name="P76"><text:span text:style-name="T9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0" svg:x1="11.002cm" svg:y1="1.718cm" svg:x2="8.115cm" svg:y2="3.425cm"><text:p/></draw:line><draw:line draw:style-name="gr4" draw:text-style-name="P70" svg:x1="12.386cm" svg:y1="2.235cm" svg:x2="12.908cm" svg:y2="3.186cm"><text:p/></draw:line><draw:line draw:style-name="gr2" draw:text-style-name="P70" svg:x1="12.296cm" svg:y1="3.574cm" svg:x2="8.193cm" svg:y2="3.835cm"><text:p/></draw:line><draw:path draw:style-name="gr4" draw:text-style-name="P70" svg:width="9.903cm" svg:height="2.107cm" svg:x="3.328cm" svg:y="4.373cm" svg:viewBox="0 0 9904 2108" svg:d="m9876 9c554 2348-7197 3221-9876-9"><text:p/></draw:path></draw:g><draw:frame draw:style-name="gr16" draw:text-style-name="P73" svg:width="4.141cm" svg:height="1.486cm" svg:x="6.912cm" svg:y="5.683cm"><draw:text-box><text:p text:style-name="P73"><text:span text:style-name="T30">Fig. 8</text:span></text:p></draw:text-box></draw:frame></draw:g><text:bookmark-start text:name="__RefHeading__4527_1570387257"/><text:soft-page-break/><text:span text:style-name="T65">Definición</text:span><text:bookmark-end text:name="__RefHeading__4527_1570387257"/></text:h>
      <text:p text:style-name="P33">Ahora que tenemos ciertos conceptos, vamos a dar una definición de lo que es un ROBDD.</text:p>
      <text:p text:style-name="P33">Un árbol binario de decisión es un grafo dirigido acíclico con un <text:span text:style-name="T66">vértice como</text:span> raíz.</text:p>
      <text:p text:style-name="P34">Cada vértice tiene los siguientes atributos <text:span text:style-name="T15">v = {id:</text:span><text:span text:style-name="T23">Int</text:span><text:span text:style-name="T15">, </text:span><text:span text:style-name="T24">var:Variable,</text:span><text:span text:style-name="T15"> low:</text:span><text:span text:style-name="T23">Vertex</text:span><text:span text:style-name="T15">, high:</text:span><text:span text:style-name="T23">Vertex</text:span><text:span text:style-name="T15">}</text:span><text:span text:style-name="T32">.</text:span></text:p>
      <text:list xml:id="list89503517356012700" text:style-name="L116">
        <text:list-item>
          <text:p text:style-name="P38"><text:span text:style-name="T15">id</text:span><text:span text:style-name="T32">: identificador del vértice. Número entero mayor que cero. </text:span><text:span text:style-name="T36">Nos servirá para identificar cada vértice y distinguirlo del resto.</text:span></text:p>
        </text:list-item>
        <text:list-item>
          <text:p text:style-name="P38"><text:span text:style-name="T15">var</text:span><text:span text:style-name="T32">: variable que está asociada con el vértice. Como hemos visto antes, cada nivel de vértices tiene asociada una variable. Las variables se numeran como enteros mayores que cero </text:span><text:span text:style-name="T35">indicando de esta forma el orden que tienen en el árbol, esto es </text:span><text:span text:style-name="T26">var</text:span><text:span text:style-name="T8">i</text:span><text:span text:style-name="T35"> precede a </text:span><text:span text:style-name="T26">var</text:span><text:span text:style-name="T8">j</text:span><text:span text:style-name="T35"> si y solamente si </text:span><text:span text:style-name="T26">var</text:span><text:span text:style-name="T8">i </text:span><text:span text:style-name="T26">&lt; var</text:span><text:span text:style-name="T8">j</text:span></text:p>
        </text:list-item>
        <text:list-item>
          <text:p text:style-name="P38"><text:span text:style-name="T15">low</text:span><text:span text:style-name="T32">: referencia al vértice que se toma cuando se la ruta toma el valor 0 para el vértice actual.</text:span></text:p>
        </text:list-item>
        <text:list-item>
          <text:p text:style-name="P38"><text:span text:style-name="T15">high</text:span><text:span text:style-name="T32">: referencia al vértice que se toma cuando se la ruta toma el valor 1 para el vértice actual.</text:span></text:p>
        </text:list-item>
      </text:list>
      <text:p text:style-name="P41"><text:span text:style-name="T32">No se permiten ciclos en el árbol, esto es,</text:span></text:p>
      <text:p text:style-name="P40"><text:span text:style-name="T67">Para todo vértice v, </text:span>v.low = u ↔ v.var &lt; u.var<text:note text:id="ftn0" text:note-class="footnote"><text:note-citation>2</text:note-citation><text:note-body><text:p text:style-name="P63">En este documento usaremos la notación orientada a objetos para indicar que la propiedad pertenece al objeto, de manera que <text:span text:style-name="T15">v.var</text:span> indica la variable del vértice <text:span text:style-name="T15">v</text:span>.</text:p></text:note-body></text:note></text:p>
      <text:p text:style-name="P36"><text:span text:style-name="T33">A </text:span><text:span text:style-name="T15">low</text:span><text:span text:style-name="T32"> y </text:span><text:span text:style-name="T15">high</text:span><text:span text:style-name="T32"> se le llama los descendientes de cada vértice y cumplen las siguientes propiedades:</text:span></text:p>
      <text:p text:style-name="P42"><text:span text:style-name="T32">Sean </text:span><text:span text:style-name="T15">v</text:span><text:span text:style-name="T32"> y </text:span><text:span text:style-name="T15">u</text:span><text:span text:style-name="T32"> vértices del árbol.</text:span></text:p>
      <text:list xml:id="list5469964274480391522" text:style-name="L115">
        <text:list-item>
          <text:p text:style-name="P39">v.low != v.<text:span text:style-name="T66">high</text:span></text:p>
        </text:list-item>
        <text:list-item>
          <text:p text:style-name="P37"><text:span text:style-name="T15">v.low = u.low </text:span><text:span text:style-name="T32">AND</text:span><text:span text:style-name="T15"> v.high = u.high </text:span><text:span text:style-name="T32">AND</text:span><text:span text:style-name="T15"> v.var = u.var </text:span><text:span text:style-name="T25">↔ v = u</text:span><text:span text:style-name="T34"> </text:span></text:p>
        </text:list-item>
      </text:list>
      <text:p text:style-name="P34"><text:span text:style-name="T33">Existen unos vértices especiales constantes:</text:span></text:p>
      <text:list xml:id="list3696339145947507667" text:style-name="L114">
        <text:list-item>
          <text:p text:style-name="P35"><text:span text:style-name="T38">1</text:span><text:span text:style-name="T32">: {</text:span><text:span text:style-name="T15">id=1</text:span><text:span text:style-name="T32">, </text:span><text:span text:style-name="T15">low=null</text:span><text:span text:style-name="T32">, </text:span><text:span text:style-name="T15">high=null</text:span><text:span text:style-name="T32">}</text:span></text:p>
        </text:list-item>
        <text:list-item>
          <text:p text:style-name="P35"><text:span text:style-name="T38">0</text:span><text:span text:style-name="T32">: {id=0, </text:span><text:span text:style-name="T15">low=null</text:span><text:span text:style-name="T32">, </text:span><text:span text:style-name="T15">high=null</text:span><text:span text:style-name="T32">}</text:span></text:p>
        </text:list-item>
      </text:list>
      <text:p text:style-name="P55"><text:span text:style-name="T32">Estos vértices constantes no tienen descendientes, de ahí que sus atributos </text:span><text:span text:style-name="T15">low</text:span><text:span text:style-name="T32"> y </text:span><text:span text:style-name="T15">high </text:span><text:span text:style-name="T32">tomen el valor </text:span><text:span text:style-name="T15">null</text:span><text:span text:style-name="T32">.</text:span></text:p>
      <text:h text:style-name="Heading_20_2" text:outline-level="2"><text:bookmark-start text:name="__RefHeading__4478_1570387257"/><text:soft-page-break/>Operaciones <text:bookmark-end text:name="__RefHeading__4478_1570387257"/></text:h>
      <text:p text:style-name="Text_20_body"/>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P19"><text:span text:style-name="T45">El algoritmo APPLY que permite ejecutar una operación binaria lógica entre dos árboles BDD <text:s/>fue detallada en [BRYANT1986].</text:span></text:p>
      <text:p text:style-name="P19"><text:span text:style-name="T46">Nuestro pseudocódigo es el siguiente:</text:span></text:p>
      <text:p text:style-name="P18"><text:span text:style-name="Source_20_Text"># </text:span><text:span text:style-name="Source_20_Text"><text:span text:style-name="T46">Construye una nueva clave para cada vértice</text:span></text:span></text:p>
      <text:p text:style-name="P18"><text:span text:style-name="Source_20_Text">makeUniqueKey(var_index, low, high):</text:span></text:p>
      <text:p text:style-name="P18"><text:span text:style-name="Source_20_Text"><text:s text:c="8"/>if(low==null &amp;&amp; high==null):</text:span></text:p>
      <text:p text:style-name="P18"><text:span text:style-name="Source_20_Text"><text:s text:c="12"/>return var_index+"-"+"NULL"+"-"+"NULL";</text:span></text:p>
      <text:p text:style-name="P18"><text:span text:style-name="Source_20_Text"><text:s text:c="8"/>return var_index+"-"+low.index+"-"+high.index</text:span></text:p>
      <text:p text:style-name="P18"><text:span text:style-name="Source_20_Text"/></text:p>
      <text:p text:style-name="P18"><text:span text:style-name="Source_20_Text"># </text:span><text:span text:style-name="Source_20_Text"><text:span text:style-name="T47">Añade un vértice único a la tabla hash</text:span></text:span></text:p>
      <text:p text:style-name="P18"><text:span text:style-name="Source_20_Text">addNewVertex(var_index, low, high):</text:span></text:p>
      <text:p text:style-name="P21"><text:span text:style-name="Source_20_Text"><text:s text:c="8"/># </text:span><text:span text:style-name="Source_20_Text"><text:span text:style-name="T47">Obtiene la siguiente clave e incrementa el contador global</text:span></text:span></text:p>
      <text:p text:style-name="P18"><text:span text:style-name="Source_20_Text"><text:s text:c="8"/>index = getNextKey()</text:span></text:p>
      <text:p text:style-name="P18"><text:span text:style-name="Source_20_Text"><text:s text:c="8"/>v = new Vertex(index, var_index, low, high)</text:span></text:p>
      <text:p text:style-name="P18"><text:span text:style-name="Source_20_Text"><text:s text:c="8"/>T[index] = v</text:span></text:p>
      <text:p text:style-name="P18"><text:span text:style-name="Source_20_Text"><text:s text:c="8"/>U[makeUniqueKey(var_index, low, high)] = v</text:span></text:p>
      <text:p text:style-name="P18"><text:span text:style-name="Source_20_Text"><text:s text:c="8"/>V[var_index].add(v)</text:span></text:p>
      <text:p text:style-name="P18"><text:span text:style-name="Source_20_Text"><text:s text:c="8"/>return v</text:span></text:p>
      <text:p text:style-name="P18"><text:span text:style-name="Source_20_Text"/></text:p>
      <text:p text:style-name="P18"><text:span text:style-name="Source_20_Text"># </text:span><text:span text:style-name="Source_20_Text"><text:span text:style-name="T48">Añade un vértice no-redundante a la tabla hash</text:span></text:span></text:p>
      <text:p text:style-name="P18"><text:span text:style-name="Source_20_Text">addVertex(var, low, high):</text:span></text:p>
      <text:p text:style-name="P18"><text:span text:style-name="Source_20_Text"><text:s text:c="8"/>vertexUniqueKey = makeUniqueKey(var_index, low, high)</text:span></text:p>
      <text:p text:style-name="P18"><text:span text:style-name="Source_20_Text"><text:s text:c="8"/>if(uniqueKey <text:s/>in U):</text:span></text:p>
      <text:p text:style-name="P18"><text:span text:style-name="Source_20_Text"><text:s text:c="12"/>return U[uniqueKey]</text:span></text:p>
      <text:p text:style-name="P18"><text:span text:style-name="Source_20_Text"><text:s text:c="8"/>return addNewVertex(var, low, high)</text:span></text:p>
      <text:p text:style-name="P18"/>
      <text:p text:style-name="P18"><text:span text:style-name="Source_20_Text"># </text:span><text:span text:style-name="Source_20_Text"><text:span text:style-name="T48">Aplica el algoritmo Apply a dos vértices</text:span></text:span></text:p>
      <text:p text:style-name="P18"><text:span text:style-name="Source_20_Text">applyVertices(Vertex v1, Vertex v2):</text:span></text:p>
      <text:p text:style-name="P18"><text:span text:style-name="Source_20_Text"><text:s text:c="8"/># </text:span><text:span text:style-name="Source_20_Text"><text:span text:style-name="T49">Clave h</text:span></text:span><text:span text:style-name="Source_20_Text">ash </text:span><text:span text:style-name="Source_20_Text"><text:span text:style-name="T49">del subárbol de estos dos vértices</text:span></text:span></text:p>
      <text:p text:style-name="P18"><text:span text:style-name="Source_20_Text"><text:s text:c="8"/>String key = "1-" + v1.index + "+2-" + v2.index</text:span></text:p>
      <text:p text:style-name="P18"><text:span text:style-name="Source_20_Text"><text:s text:c="8"/>if( key in G ):</text:span></text:p>
      <text:p text:style-name="P18"><text:span text:style-name="Source_20_Text"><text:s text:c="12"/>return G[key]</text:span></text:p>
      <text:p text:style-name="P18"><text:span text:style-name="Source_20_Text"><text:s text:c="8"/></text:span></text:p>
      <text:p text:style-name="P18"><text:bookmark-start text:name="__DdeLink__304_1232685182"/><text:span text:style-name="Source_20_Text"><text:s text:c="8"/></text:span><text:bookmark-end text:name="__DdeLink__304_1232685182"/><text:span text:style-name="Source_20_Text">if(v1.isLeaf() &amp;&amp; v2.isLeaf()):</text:span></text:p>
      <text:p text:style-name="P18"><text:span text:style-name="Source_20_Text"><text:s text:c="16"/># op </text:span><text:span text:style-name="Source_20_Text"><text:span text:style-name="T49">e</text:span></text:span><text:span text:style-name="Source_20_Text">s </text:span><text:span text:style-name="Source_20_Text"><text:span text:style-name="T49">la operación boolean entre dos vértices hoja</text:span></text:span></text:p>
      <text:p text:style-name="P18"><text:span text:style-name="Source_20_Text"><text:s text:c="16"/># </text:span><text:span text:style-name="Source_20_Text"><text:span text:style-name="T49">(que pueden ser true o false)</text:span></text:span></text:p>
      <text:p text:style-name="P18"><text:soft-page-break/><text:span text:style-name="Source_20_Text"><text:s text:c="12"/>if(op(v1,v2)):</text:span></text:p>
      <text:p text:style-name="P18"><text:span text:style-name="Source_20_Text"><text:s text:c="16"/>return True # </text:span><text:span text:style-name="Source_20_Text"><text:span text:style-name="T50">Vértice con el valor true</text:span></text:span></text:p>
      <text:p text:style-name="P18"><text:span text:style-name="Source_20_Text"><text:s text:c="12"/>return False <text:s/># </text:span><text:span text:style-name="Source_20_Text"><text:span text:style-name="T50">Vértice con el valor false</text:span></text:span></text:p>
      <text:p text:style-name="P18"><text:span text:style-name="Source_20_Text"><text:s text:c="8"/></text:span></text:p>
      <text:p text:style-name="P18"><text:span text:style-name="Source_20_Text"><text:s text:c="8"/>var = -1</text:span></text:p>
      <text:p text:style-name="P18"><text:span text:style-name="Source_20_Text"><text:s text:c="8"/>low = null</text:span></text:p>
      <text:p text:style-name="P18"><text:span text:style-name="Source_20_Text"><text:s text:c="8"/>high = null</text:span></text:p>
      <text:p text:style-name="P18"><text:span text:style-name="Source_20_Text"><text:s text:c="8"/></text:span><text:span text:style-name="Source_20_Text"><text:span text:style-name="T62">#</text:span></text:span><text:span text:style-name="Source_20_Text"> v1.index &lt; v2.index</text:span></text:p>
      <text:p text:style-name="P18"><text:span text:style-name="Source_20_Text"><text:s text:c="8"/>if (!v1.isLeaf() and (v2.isLeaf() or v1.variable &lt; v2.variable)):</text:span></text:p>
      <text:p text:style-name="P18"><text:span text:style-name="Source_20_Text"><text:s text:c="12"/>var = v1.variable;</text:span></text:p>
      <text:p text:style-name="P18"><text:span text:style-name="Source_20_Text"><text:s text:c="12"/>low = applyVertex(v1.low, v2)</text:span></text:p>
      <text:p text:style-name="P18"><text:span text:style-name="Source_20_Text"><text:s text:c="12"/>high = applyVertex(v1.high, v2)</text:span></text:p>
      <text:p text:style-name="P18"><text:span text:style-name="Source_20_Text"><text:s text:c="8"/>else if (v1.isLeaf() or v1.variable &gt; v2.variable):</text:span></text:p>
      <text:p text:style-name="P18"><text:span text:style-name="Source_20_Text"><text:s text:c="12"/>var = v2.variable</text:span></text:p>
      <text:p text:style-name="P18"><text:span text:style-name="Source_20_Text"><text:s text:c="12"/>low = applyVertex(v1, v2.low)</text:span></text:p>
      <text:p text:style-name="P18"><text:span text:style-name="Source_20_Text"><text:s text:c="12"/>high = applyVertex(v1, v2.high)</text:span></text:p>
      <text:p text:style-name="P18"><text:span text:style-name="Source_20_Text"><text:s text:c="8"/>else:</text:span></text:p>
      <text:p text:style-name="P18"><text:span text:style-name="Source_20_Text"><text:s text:c="12"/>var = v1.variable</text:span></text:p>
      <text:p text:style-name="P18"><text:span text:style-name="Source_20_Text"><text:s text:c="12"/>low = applyVertex(v1.low, v2.low)</text:span></text:p>
      <text:p text:style-name="P18"><text:span text:style-name="Source_20_Text"><text:s text:c="12"/>high = applyVertex(v1.high, v2.high)</text:span></text:p>
      <text:p text:style-name="P18"><text:span text:style-name="Source_20_Text"/></text:p>
      <text:p text:style-name="P18"><text:span text:style-name="Source_20_Text"><text:s text:c="8"/></text:span><text:span text:style-name="Source_20_Text"><text:span text:style-name="T62">#</text:span></text:span><text:span text:style-name="Source_20_Text"> </text:span><text:span text:style-name="Source_20_Text"><text:span text:style-name="T51">Respeta la propiedad de no-redundancia</text:span></text:span><text:span text:style-name="Source_20_Text">:</text:span></text:p>
      <text:p text:style-name="P18"><text:span text:style-name="Source_20_Text"><text:s text:c="8"/></text:span><text:span text:style-name="Source_20_Text"><text:span text:style-name="T62">#</text:span></text:span><text:span text:style-name="Source_20_Text"> "</text:span><text:span text:style-name="Source_20_Text"><text:span text:style-name="T57">Ningún vértice ha de tener como low y high a un único vértice.</text:span></text:span><text:span text:style-name="Source_20_Text">"</text:span></text:p>
      <text:p text:style-name="P18"><text:span text:style-name="Source_20_Text"><text:s text:c="8"/>if(low.index == high.index):</text:span></text:p>
      <text:p text:style-name="P18"><text:span text:style-name="Source_20_Text"><text:s text:c="12"/>return low</text:span></text:p>
      <text:p text:style-name="P18"><text:span text:style-name="Source_20_Text"><text:s text:c="8"/></text:span></text:p>
      <text:p text:style-name="P18"><text:span text:style-name="Source_20_Text"><text:s text:c="8"/></text:span><text:span text:style-name="Source_20_Text"><text:span text:style-name="T62">#</text:span></text:span><text:span text:style-name="Source_20_Text"> </text:span><text:span text:style-name="Source_20_Text"><text:span text:style-name="T57">Respeta la propiedad de unicidad</text:span></text:span><text:span text:style-name="Source_20_Text">:</text:span></text:p>
      <text:p text:style-name="P18"><text:span text:style-name="Source_20_Text"><text:s text:c="8"/></text:span><text:span text:style-name="Source_20_Text"><text:span text:style-name="T62">#</text:span></text:span><text:span text:style-name="Source_20_Text"> "</text:span><text:span text:style-name="Source_20_Text"><text:span text:style-name="T57">Ningún vértice ha de tener la misma variable y vértices</text:span></text:span></text:p>
      <text:p text:style-name="P18"><text:span text:style-name="Source_20_Text"><text:s text:c="8"/></text:span><text:span text:style-name="Source_20_Text"><text:span text:style-name="T62">#</text:span></text:span><text:span text:style-name="Source_20_Text"> low </text:span><text:span text:style-name="Source_20_Text"><text:span text:style-name="T57">y</text:span></text:span><text:span text:style-name="Source_20_Text"> high </text:span><text:span text:style-name="Source_20_Text"><text:span text:style-name="T57">que otro</text:span></text:span><text:span text:style-name="Source_20_Text">."</text:span></text:p>
      <text:p text:style-name="P18"><text:span text:style-name="Source_20_Text"><text:s text:c="8"/>Vertex u = addVertex(var, low, high)</text:span></text:p>
      <text:p text:style-name="P18"><text:span text:style-name="Source_20_Text"><text:s text:c="8"/>G[key] = u</text:span></text:p>
      <text:p text:style-name="P18"><text:span text:style-name="Source_20_Text"><text:s text:c="8"/>return u;</text:span></text:p>
      <text:p text:style-name="P18"/>
      <text:p text:style-name="P18"><text:span text:style-name="Source_20_Text"># </text:span><text:span text:style-name="Source_20_Text"><text:span text:style-name="T58">Llamada al algoritmo de apply</text:span></text:span></text:p>
      <text:p text:style-name="P18"><text:span text:style-name="Source_20_Text">apply(operation, bdd1, bdd2):</text:span></text:p>
      <text:p text:style-name="P18"><text:span text:style-name="Source_20_Text"><text:tab/># Caché </text:span><text:span text:style-name="Source_20_Text"><text:span text:style-name="T58">para evitar cálculos repetidos</text:span></text:span></text:p>
      <text:p text:style-name="P18"><text:span text:style-name="Source_20_Text"><text:s text:c="6"/>G = {}</text:span></text:p>
      <text:p text:style-name="P18"><text:span text:style-name="Source_20_Text"><text:s text:c="6"/>String function = bdd1.function + “ “+operation+“ “+bdd2.function</text:span></text:p>
      <text:p text:style-name="P28"><text:span text:style-name="Source_20_Text"><text:s text:c="6"/># </text:span><text:span text:style-name="Source_20_Text"><text:span text:style-name="T59">Llenar la tabla hash T que contiene el nuevo árbol</text:span></text:span></text:p>
      <text:p text:style-name="P28"><text:span text:style-name="Source_20_Text"><text:span text:style-name="Source_20_Text"><text:span text:style-name="T59"><text:s text:c="6"/># con vértices de bdd1 y bdd2</text:span></text:span></text:span></text:p>
      <text:p text:style-name="P18"><text:soft-page-break/><text:span text:style-name="Source_20_Text"><text:s text:c="6"/>root = appyVertex(bdd1.root, bdd2.root)</text:span></text:p>
      <text:p text:style-name="P18"><text:span text:style-name="Source_20_Text"><text:s text:c="6"/># </text:span><text:span text:style-name="Source_20_Text"><text:span text:style-name="T58">Construcción del nuevo BDD</text:span></text:span></text:p>
      <text:p text:style-name="P18"><text:span text:style-name="Source_20_Text"><text:s text:c="6"/></text:span><text:span text:style-name="Source_20_Text"><text:span text:style-name="T58">return</text:span></text:span><text:span text:style-name="Source_20_Text"> new BDD(function, root)</text:span></text:p>
      <text:h text:style-name="Heading_20_3" text:outline-level="3"><text:bookmark-start text:name="__RefHeading__411_1232685182"/>Restrict<text:bookmark-end text:name="__RefHeading__411_1232685182"/></text:h>
      <text:p text:style-name="P29"><text:span text:style-name="T62">Esta operación asigna valores booleanos a algunas variables, de esta forma restringiendo la ruta desde la raíz del árbol y obteniendo un nuevo árbol de menor tamaño.</text:span></text:p>
      <text:p text:style-name="P29"><text:span text:style-name="Source_20_Text"># </text:span><text:span text:style-name="Source_20_Text"><text:span text:style-name="T62">Obtiene una nueva raíz de un BDD basándose en el BDD con raíz v</text:span></text:span></text:p>
      <text:p text:style-name="P29"><text:span text:style-name="Source_20_Text"><text:span text:style-name="T62"># y con una asignación</text:span></text:span><text:span text:style-name="Source_20_Text"> </text:span><text:span text:style-name="Source_20_Text"><text:span text:style-name="T62">de valores booleanos en algunas variables</text:span></text:span></text:p>
      <text:p text:style-name="P18"><text:span text:style-name="Source_20_Text">restrictFromVertex(v, assignement):</text:span></text:p>
      <text:p text:style-name="P18"><text:span text:style-name="Source_20_Text"><text:s text:c="8"/>if(v.isLeaf()):</text:span></text:p>
      <text:p text:style-name="P18"><text:span text:style-name="Source_20_Text"><text:s text:c="12"/># </text:span><text:span text:style-name="Source_20_Text"><text:span text:style-name="T62">Hay un único vértice 1 ó 0</text:span></text:span></text:p>
      <text:p text:style-name="P18"><text:span text:style-name="Source_20_Text"><text:s text:c="12"/>return T[v.index]</text:span></text:p>
      <text:p text:style-name="P18"><text:span text:style-name="Source_20_Text"><text:s text:c="8"/>if(v.variable in assignement):</text:span></text:p>
      <text:p text:style-name="P18"><text:span text:style-name="Source_20_Text"><text:s text:c="12"/>boolean value = assignement[v.variable]</text:span></text:p>
      <text:p text:style-name="P18"><text:span text:style-name="Source_20_Text"><text:s text:c="12"/>if(value):</text:span></text:p>
      <text:p text:style-name="P18"><text:span text:style-name="Source_20_Text"><text:s text:c="16"/>return restrictFromVertex(v.high, assignement)</text:span></text:p>
      <text:p text:style-name="P18"><text:span text:style-name="Source_20_Text"><text:s text:c="12"/>else:</text:span></text:p>
      <text:p text:style-name="P18"><text:span text:style-name="Source_20_Text"><text:s text:c="16"/>return restrictFromVertex(v.low, assignement)</text:span></text:p>
      <text:p text:style-name="P18"><text:span text:style-name="Source_20_Text"><text:s text:c="8"/>else:</text:span></text:p>
      <text:p text:style-name="P18"><text:span text:style-name="Source_20_Text"><text:s text:c="12"/>low = restrictFromVertex(v.low, assignement)</text:span></text:p>
      <text:p text:style-name="P18"><text:span text:style-name="Source_20_Text"><text:s text:c="12"/>high = restrictFromVertex(v.high, assignement)</text:span></text:p>
      <text:p text:style-name="P18"><text:span text:style-name="Source_20_Text"><text:s text:c="12"/>if(low.index == high.index)</text:span></text:p>
      <text:p text:style-name="P18"><text:span text:style-name="Source_20_Text"><text:s text:c="16"/>return low</text:span></text:p>
      <text:p text:style-name="P18"><text:span text:style-name="Source_20_Text"><text:s text:c="12"/>return addVertex(v.variable, low, high)</text:span></text:p>
      <text:p text:style-name="P18"/>
      <text:p text:style-name="P29"><text:span text:style-name="Source_20_Text"># </text:span><text:span text:style-name="Source_20_Text"><text:span text:style-name="T62">Obtiene un nuevo BDD basándose en este BDD junto con una</text:span></text:span></text:p>
      <text:p text:style-name="P29"><text:span text:style-name="Source_20_Text"><text:span text:style-name="T62"># asignación booleana a algunas variables</text:span></text:span><text:span text:style-name="Source_20_Text">.</text:span></text:p>
      <text:p text:style-name="P18"><text:span text:style-name="Source_20_Text">restrict(bdd, assignement):</text:span></text:p>
      <text:p text:style-name="P18"><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P18"><text:span text:style-name="Source_20_Text"><text:s text:c="8"/>rfunction = bdd.function</text:span></text:p>
      <text:p text:style-name="P18"><text:span text:style-name="Source_20_Text"><text:s text:c="8"/>for(pair : assignement.pairs()):</text:span></text:p>
      <text:p text:style-name="P18"><text:span text:style-name="Source_20_Text"><text:s text:c="12"/>variable = VARIABLES[pair.key]</text:span></text:p>
      <text:p text:style-name="P18"><text:span text:style-name="Source_20_Text"><text:s text:c="12"/>value = pair.value</text:span></text:p>
      <text:p text:style-name="P18"><text:span text:style-name="Source_20_Text"><text:s text:c="12"/>rfunction = rfunction.replace(variable, value)</text:span></text:p>
      <text:p text:style-name="P18"><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P30">Esta operación intercambia dos niveles del árbol. El objetivo es tener una operación que permita obtener algunos vértices huérfanos, de forma que se puedan eliminar y por tanto reduciendo el <text:soft-page-break/>tamaño del árbol.</text:p>
      <text:p text:style-name="P57"><text:span text:style-name="T63">La implementación es ignorada en la mayoría de los trabajos de la bibliografía y en ellos se indica [Rud93] como referencia. Para comprender mejor esta operación se pueden ver las notas del mismos autor en el taller [Rud93W]. En [JacobiEtAl], los autores indican de forma gráfica cada uno de los posibles cambios escenarios en los que se puede encontrar un vértice que ha de intercambiarse con el del siguiente nivel. Los reproducimos a continuación:</text:span></text:p>
      <text:p text:style-name="P58"><text:span text:style-name="T63">S</text:span>upongamos que en el nivel actual se encuentra la variable <text:span text:style-name="T15">x</text:span> y en el siguiente la variable <text:span text:style-name="T15">y</text:span>. El resto de vértices que no tengan ninguna de estas dos variables se les pondrá como nombre <text:span text:style-name="T15">A</text:span>, <text:span text:style-name="T15">B</text:span>, <text:span text:style-name="T15">C</text:span> o <text:span text:style-name="T15">D</text:span>.</text:p>
      <text:p text:style-name="P58"/>
      <text:p text:style-name="P57"/>
      <text:p text:style-name="P57"><draw:g text:anchor-type="paragraph" draw:z-index="9" draw:style-name="gr1"><draw:g draw:style-name="gr6"><draw:line draw:style-name="gr4" draw:text-style-name="P70" svg:x1="10.435cm" svg:y1="0.451cm" svg:x2="9.828cm" svg:y2="1.49cm"><text:p/></draw:line><draw:line draw:style-name="gr2" draw:text-style-name="P70" svg:x1="10.821cm" svg:y1="0.451cm" svg:x2="11.262cm" svg:y2="1.55cm"><text:p/></draw:line><draw:custom-shape draw:style-name="gr3" draw:text-style-name="P71" svg:width="0.71cm" svg:height="0.618cm" svg:x="10.213cm" svg:y="-0.166cm"><text:p text:style-name="P71"><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9.414cm" svg:y="1.49cm"><text:p text:style-name="P7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10.899cm" svg:y="1.55cm"><text:p text:style-name="P7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9.506cm" svg:y1="2.146cm" svg:x2="8.899cm" svg:y2="3.185cm"><text:p/></draw:line><draw:line draw:style-name="gr2" draw:text-style-name="P70" svg:x1="9.846cm" svg:y1="2.146cm" svg:x2="9.947cm" svg:y2="3.245cm"><text:p/></draw:line><draw:custom-shape draw:style-name="gr3" draw:text-style-name="P71" svg:width="0.71cm" svg:height="0.618cm" svg:x="8.56cm" svg:y="3.185cm"><text:p text:style-name="P71"><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9.505cm" svg:y="3.245cm"><text:p text:style-name="P71"><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11.082cm" svg:y1="2.233cm" svg:x2="10.775cm" svg:y2="3.272cm"><text:p/></draw:line><draw:line draw:style-name="gr2" draw:text-style-name="P70" svg:x1="11.446cm" svg:y1="2.233cm" svg:x2="11.887cm" svg:y2="3.332cm"><text:p/></draw:line><draw:custom-shape draw:style-name="gr3" draw:text-style-name="P71" svg:width="0.71cm" svg:height="0.618cm" svg:x="10.373cm" svg:y="3.272cm"><text:p text:style-name="P71"><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11.446cm" svg:y="3.332cm"><text:p text:style-name="P71"><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1" svg:width="1.17cm" svg:height="0.578cm" svg:x="7.971cm" svg:y="1.5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6"><draw:line draw:style-name="gr4" draw:text-style-name="P70" svg:x1="6.406cm" svg:y1="0.421cm" svg:x2="5.799cm" svg:y2="1.46cm"><text:p/></draw:line><draw:line draw:style-name="gr2" draw:text-style-name="P70" svg:x1="6.792cm" svg:y1="0.421cm" svg:x2="7.233cm" svg:y2="1.52cm"><text:p/></draw:line><draw:custom-shape draw:style-name="gr3" draw:text-style-name="P71" svg:width="0.71cm" svg:height="0.618cm" svg:x="6.184cm" svg:y="-0.196cm"><text:p text:style-name="P7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5.496cm" svg:y1="2.077cm" svg:x2="4.889cm" svg:y2="3.116cm"><text:p/></draw:line><draw:line draw:style-name="gr2" draw:text-style-name="P70" svg:x1="5.859cm" svg:y1="2.077cm" svg:x2="6.3cm" svg:y2="3.176cm"><text:p/></draw:line><draw:custom-shape draw:style-name="gr3" draw:text-style-name="P71" svg:width="0.71cm" svg:height="0.618cm" svg:x="5.33cm" svg:y="1.46cm"><text:p text:style-name="P71"><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6.872cm" svg:y="1.52cm"><text:p text:style-name="P71"><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4.457cm" svg:y="3.116cm"><text:p text:style-name="P71"><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5.859cm" svg:y="3.176cm"><text:p text:style-name="P71"><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70" svg:x1="5.517cm" svg:y1="6.062cm" svg:x2="4.91cm" svg:y2="7.101cm"><text:p/></draw:line><draw:line draw:style-name="gr2" draw:text-style-name="P70" svg:x1="5.903cm" svg:y1="6.062cm" svg:x2="6.344cm" svg:y2="7.161cm"><text:p/></draw:line><draw:custom-shape draw:style-name="gr3" draw:text-style-name="P71" svg:width="0.71cm" svg:height="0.618cm" svg:x="5.295cm" svg:y="5.445cm"><text:p text:style-name="P7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6.129cm" svg:y1="7.812cm" svg:x2="5.522cm" svg:y2="8.851cm"><text:p/></draw:line><draw:line draw:style-name="gr2" draw:text-style-name="P70" svg:x1="6.493cm" svg:y1="7.812cm" svg:x2="6.934cm" svg:y2="8.911cm"><text:p/></draw:line><draw:custom-shape draw:style-name="gr3" draw:text-style-name="P71" svg:width="0.71cm" svg:height="0.618cm" svg:x="4.441cm" svg:y="7.101cm"><text:p text:style-name="P71"><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5.983cm" svg:y="7.161cm"><text:p text:style-name="P71"><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5.09cm" svg:y="8.851cm"><text:p text:style-name="P71"><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6.493cm" svg:y="8.911cm"><text:p text:style-name="P71"><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svg:width="1.17cm" svg:height="0.578cm" svg:x="7.341cm" svg:y="6.4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70" svg:x1="10.4cm" svg:y1="5.882cm" svg:x2="9.793cm" svg:y2="6.921cm"><text:p/></draw:line><draw:line draw:style-name="gr2" draw:text-style-name="P70" svg:x1="10.786cm" svg:y1="5.882cm" svg:x2="11.227cm" svg:y2="6.981cm"><text:p/></draw:line><draw:custom-shape draw:style-name="gr3" draw:text-style-name="P71" svg:width="0.71cm" svg:height="0.618cm" svg:x="10.177cm" svg:y="5.265cm"><text:p text:style-name="P71"><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9.378cm" svg:y="6.921cm"><text:p text:style-name="P7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10.863cm" svg:y="6.981cm"><text:p text:style-name="P7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9.47cm" svg:y1="7.577cm" svg:x2="8.863cm" svg:y2="8.616cm"><text:p/></draw:line><draw:line draw:style-name="gr2" draw:text-style-name="P70" svg:x1="9.81cm" svg:y1="7.577cm" svg:x2="9.911cm" svg:y2="8.676cm"><text:p/></draw:line><draw:custom-shape draw:style-name="gr3" draw:text-style-name="P71" svg:width="0.71cm" svg:height="0.618cm" svg:x="8.525cm" svg:y="8.616cm"><text:p text:style-name="P71"><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9.47cm" svg:y="8.676cm"><text:p text:style-name="P71"><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11.047cm" svg:y1="7.664cm" svg:x2="10.74cm" svg:y2="8.703cm"><text:p/></draw:line><draw:line draw:style-name="gr2" draw:text-style-name="P70" svg:x1="11.41cm" svg:y1="7.664cm" svg:x2="11.851cm" svg:y2="8.763cm"><text:p/></draw:line><draw:custom-shape draw:style-name="gr3" draw:text-style-name="P71" svg:width="0.71cm" svg:height="0.618cm" svg:x="10.338cm" svg:y="8.703cm"><text:p text:style-name="P71"><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11.41cm" svg:y="8.763cm"><text:p text:style-name="P71"><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6"><draw:line draw:style-name="gr4" draw:text-style-name="P70" svg:x1="10.938cm" svg:y1="11.925cm" svg:x2="10.331cm" svg:y2="12.964cm"><text:p/></draw:line><draw:line draw:style-name="gr2" draw:text-style-name="P70" svg:x1="11.324cm" svg:y1="11.925cm" svg:x2="11.765cm" svg:y2="13.024cm"><text:p/></draw:line><draw:custom-shape draw:style-name="gr3" draw:text-style-name="P71" svg:width="0.71cm" svg:height="0.618cm" svg:x="10.715cm" svg:y="11.308cm"><text:p text:style-name="P71"><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9.916cm" svg:y="12.964cm"><text:p text:style-name="P7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11.401cm" svg:y="13.024cm"><text:p text:style-name="P7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10.008cm" svg:y1="13.62cm" svg:x2="9.401cm" svg:y2="14.659cm"><text:p/></draw:line><draw:line draw:style-name="gr2" draw:text-style-name="P70" svg:x1="10.348cm" svg:y1="13.62cm" svg:x2="10.449cm" svg:y2="14.719cm"><text:p/></draw:line><draw:custom-shape draw:style-name="gr3" draw:text-style-name="P71" svg:width="0.71cm" svg:height="0.618cm" svg:x="9.063cm" svg:y="14.659cm"><text:p text:style-name="P71"><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10.008cm" svg:y="14.719cm"><text:p text:style-name="P71"><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11.585cm" svg:y1="13.707cm" svg:x2="11.278cm" svg:y2="14.746cm"><text:p/></draw:line><draw:line draw:style-name="gr2" draw:text-style-name="P70" svg:x1="11.948cm" svg:y1="13.707cm" svg:x2="12.389cm" svg:y2="14.806cm"><text:p/></draw:line><draw:custom-shape draw:style-name="gr3" draw:text-style-name="P71" svg:width="0.71cm" svg:height="0.618cm" svg:x="10.876cm" svg:y="14.746cm"><text:p text:style-name="P71"><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11.948cm" svg:y="14.806cm"><text:p text:style-name="P71"><text:span text:style-name="T1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21" svg:width="1.17cm" svg:height="0.578cm" svg:x="7.154cm" svg:y="13.0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6"><draw:line draw:style-name="gr4" draw:text-style-name="P70" svg:x1="4.771cm" svg:y1="11.892cm" svg:x2="4.164cm" svg:y2="12.931cm"><text:p/></draw:line><draw:line draw:style-name="gr2" draw:text-style-name="P70" svg:x1="5.157cm" svg:y1="11.892cm" svg:x2="5.598cm" svg:y2="12.991cm"><text:p/></draw:line><draw:custom-shape draw:style-name="gr3" draw:text-style-name="P71" svg:width="0.71cm" svg:height="0.618cm" svg:x="4.549cm" svg:y="11.274cm"><text:p text:style-name="P71"><text:span text:style-name="T1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3.75cm" svg:y="12.931cm"><text:p text:style-name="P71"><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5.235cm" svg:y="12.991cm"><text:p text:style-name="P71"><text:span text:style-name="T1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3.842cm" svg:y1="13.587cm" svg:x2="3.235cm" svg:y2="14.626cm"><text:p/></draw:line><draw:line draw:style-name="gr2" draw:text-style-name="P70" svg:x1="4.182cm" svg:y1="13.587cm" svg:x2="4.283cm" svg:y2="14.686cm"><text:p/></draw:line><draw:custom-shape draw:style-name="gr3" draw:text-style-name="P71" svg:width="0.71cm" svg:height="0.618cm" svg:x="2.896cm" svg:y="14.626cm"><text:p text:style-name="P71"><text:span text:style-name="T1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3.841cm" svg:y="14.686cm"><text:p text:style-name="P71"><text:span text:style-name="T1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0" svg:x1="5.418cm" svg:y1="13.673cm" svg:x2="5.111cm" svg:y2="14.712cm"><text:p/></draw:line><draw:line draw:style-name="gr2" draw:text-style-name="P70" svg:x1="5.782cm" svg:y1="13.673cm" svg:x2="6.223cm" svg:y2="14.772cm"><text:p/></draw:line><draw:custom-shape draw:style-name="gr3" draw:text-style-name="P71" svg:width="0.71cm" svg:height="0.618cm" svg:x="4.709cm" svg:y="14.712cm"><text:p text:style-name="P71"><text:span text:style-name="T1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1" svg:width="0.71cm" svg:height="0.618cm" svg:x="5.782cm" svg:y="14.772cm"><text:p text:style-name="P71"><text:span text:style-name="T1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22" svg:width="1.355cm" svg:height="0.93cm" svg:x="7.877cm" svg:y="-0.84cm"><draw:text-box><text:p>Caso A</text:p></draw:text-box></draw:frame><draw:frame draw:style-name="gr23" svg:width="1.355cm" svg:height="0.53cm" svg:x="7.318cm" svg:y="4.757cm"><draw:text-box><text:p>Caso B</text:p></draw:text-box></draw:frame><draw:frame draw:style-name="gr24" svg:width="1.355cm" svg:height="0.489cm" svg:x="7.281cm" svg:y="10.759cm"><draw:text-box><text:p>Caso C</text:p></draw:text-box></draw:frame><draw:frame draw:style-name="gr24" draw:text-style-name="P74" svg:width="1.355cm" svg:height="0.489cm" svg:x="7.205cm" svg:y="15.896cm"><draw:text-box><text:p text:style-name="P74"><text:span text:style-name="T30">Fig. 9</text:span></text:p></draw:text-box></draw:frame></draw:g></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9">En el resto de escenarios de intercambios de variables, el vértice <text:span text:style-name="T15">x</text:span> no tiene vértices descendientes con la variable <text:span text:style-name="T15">y</text:span>, por lo tanto, no <text:span text:style-name="T86">se produce ningún intercambio</text:span>.</text:p>
      <text:p text:style-name="P60">A continuación incluimos el pseudocódigo de los distintos casos de intercambio, indicando en cada <text:soft-page-break/>uno de ellos a qué caso se refiere.</text:p>
      <text:p text:style-name="P60"><text:span text:style-name="T87">El método </text:span><text:span text:style-name="Source_20_Text"><text:span text:style-name="T87">addWithoutRedundant(varI, A, C) </text:span></text:span><text:span text:style-name="T87">añade un vértice con esos valores de variable y con los descendientes low y high, comprobando que no existe ya un vértice con esos atributos. Si no existe, devuelve un nuevo vértice con esos valores, si existe, lo obtiene y de igual forma lo devuelve.</text:span></text:p>
      <text:p text:style-name="P57"><text:span text:style-name="T63"/></text:p>
      <text:p text:style-name="P31"><text:span text:style-name="Source_20_Text"><text:span text:style-name="T64"># Reemplaza el vértice v (si tiene la variable varJ)</text:span></text:span></text:p>
      <text:p text:style-name="P31"><text:span text:style-name="Source_20_Text"><text:span text:style-name="T64"># con el vértice del siguiente nivel</text:span></text:span></text:p>
      <text:p text:style-name="P18"><text:span text:style-name="Source_20_Text">swapVertex(Vertex v, int varJ):</text:span></text:p>
      <text:p text:style-name="P18"><text:span text:style-name="Source_20_Text"><text:s text:c="8"/>swapWasMade = false</text:span></text:p>
      <text:p text:style-name="P18"><text:span text:style-name="Source_20_Text"><text:s text:c="8"/>varI = v.variable</text:span></text:p>
      <text:p text:style-name="P18"><text:span text:style-name="Source_20_Text"/></text:p>
      <text:p text:style-name="P18"><text:span text:style-name="Source_20_Text"><text:s text:c="8"/>low = v.low</text:span></text:p>
      <text:p text:style-name="P18"><text:span text:style-name="Source_20_Text"><text:s text:c="8"/>high = v.high</text:span></text:p>
      <text:p text:style-name="P18"><text:span text:style-name="Source_20_Text"/></text:p>
      <text:p text:style-name="P18"><text:span text:style-name="Source_20_Text"><text:s text:c="8"/>A = null</text:span></text:p>
      <text:p text:style-name="P18"><text:span text:style-name="Source_20_Text"><text:s text:c="8"/>B = null</text:span></text:p>
      <text:p text:style-name="P18"><text:span text:style-name="Source_20_Text"><text:s text:c="8"/>if (!low.isLeaf()):</text:span></text:p>
      <text:p text:style-name="P18"><text:span text:style-name="Source_20_Text"><text:s text:c="12"/>A = low.low</text:span></text:p>
      <text:p text:style-name="P18"><text:span text:style-name="Source_20_Text"><text:s text:c="12"/>B = low.high</text:span></text:p>
      <text:p text:style-name="P18"><text:span text:style-name="Source_20_Text"><text:s text:c="8"/>else:</text:span></text:p>
      <text:p text:style-name="P18"><text:span text:style-name="Source_20_Text"><text:s text:c="12"/>A = low</text:span></text:p>
      <text:p text:style-name="P18"><text:span text:style-name="Source_20_Text"><text:s text:c="12"/>B = low</text:span></text:p>
      <text:p text:style-name="P18"><text:span text:style-name="Source_20_Text"/></text:p>
      <text:p text:style-name="P18"><text:span text:style-name="Source_20_Text"><text:s text:c="8"/>C = null</text:span></text:p>
      <text:p text:style-name="P18"><text:span text:style-name="Source_20_Text"><text:s text:c="8"/>D = null</text:span></text:p>
      <text:p text:style-name="P18"><text:span text:style-name="Source_20_Text"><text:s text:c="8"/>if (!high.isLeaf()) :</text:span></text:p>
      <text:p text:style-name="P18"><text:span text:style-name="Source_20_Text"><text:s text:c="12"/>C = high.low()</text:span></text:p>
      <text:p text:style-name="P18"><text:span text:style-name="Source_20_Text"><text:s text:c="12"/>D = high.high()</text:span></text:p>
      <text:p text:style-name="P18"><text:span text:style-name="Source_20_Text"><text:s text:c="8"/>else:</text:span></text:p>
      <text:p text:style-name="P18"><text:span text:style-name="Source_20_Text"><text:s text:c="12"/>C = high</text:span></text:p>
      <text:p text:style-name="P18"><text:span text:style-name="Source_20_Text"><text:s text:c="12"/>D = high</text:span></text:p>
      <text:p text:style-name="P18"><text:span text:style-name="Source_20_Text"/></text:p>
      <text:p text:style-name="P18"><text:span text:style-name="Source_20_Text"><text:s text:c="8"/>newLow = null</text:span></text:p>
      <text:p text:style-name="P18"><text:span text:style-name="Source_20_Text"><text:s text:c="8"/>newHigh = null</text:span></text:p>
      <text:p text:style-name="P18"><text:span text:style-name="Source_20_Text"/></text:p>
      <text:p text:style-name="P18"><text:span text:style-name="Source_20_Text"><text:s text:c="8"/></text:span><text:span text:style-name="Source_20_Text"><text:span text:style-name="T64">#</text:span></text:span><text:span text:style-name="Source_20_Text"> Cas</text:span><text:span text:style-name="Source_20_Text"><text:span text:style-name="T64">o</text:span></text:span><text:span text:style-name="Source_20_Text"> a:</text:span></text:p>
      <text:p text:style-name="P18"><text:span text:style-name="Source_20_Text"><text:s text:c="8"/>if (low != null &amp;&amp; low.variable == varJ &amp;&amp;</text:span></text:p>
      <text:p text:style-name="P18"><text:span text:style-name="Source_20_Text"><text:tab/><text:tab/><text:tab/>(high == null || high.variable != varJ)):</text:span></text:p>
      <text:p text:style-name="P18"><text:span text:style-name="Source_20_Text"><text:s text:c="12"/>newLow = addWithoutRedundant(varI, A, C)</text:span></text:p>
      <text:p text:style-name="P18"><text:soft-page-break/><text:span text:style-name="Source_20_Text"><text:s text:c="12"/>newHigh = addWithoutRedundant(varI, B, C)</text:span></text:p>
      <text:p text:style-name="P18"><text:span text:style-name="Source_20_Text"><text:s text:c="12"/>setVertex(v, varJ, newLow, newHigh)</text:span></text:p>
      <text:p text:style-name="P18"><text:span text:style-name="Source_20_Text"><text:s text:c="12"/>swapWasMade = true</text:span></text:p>
      <text:p text:style-name="P18"><text:span text:style-name="Source_20_Text"><text:s text:c="8"/></text:span><text:span text:style-name="Source_20_Text"><text:span text:style-name="T64">#</text:span></text:span><text:span text:style-name="Source_20_Text"> Cas</text:span><text:span text:style-name="Source_20_Text"><text:span text:style-name="T64">o</text:span></text:span><text:span text:style-name="Source_20_Text"> b:</text:span></text:p>
      <text:p text:style-name="P18"><text:span text:style-name="Source_20_Text"><text:s text:c="8"/>else if ((low == null || low.variable != varJ) &amp;&amp;</text:span></text:p>
      <text:p text:style-name="P18"><text:span text:style-name="Source_20_Text"><text:tab/><text:tab/><text:tab/>(high != null &amp;&amp; high.variable == varJ)):</text:span></text:p>
      <text:p text:style-name="P18"><text:span text:style-name="Source_20_Text"><text:s text:c="12"/>newLow = addWithoutRedundant(varI, A, B)</text:span></text:p>
      <text:p text:style-name="P18"><text:span text:style-name="Source_20_Text"><text:s text:c="12"/>newHigh = addWithoutRedundant(varI, A, C)</text:span></text:p>
      <text:p text:style-name="P18"><text:span text:style-name="Source_20_Text"><text:s text:c="12"/>setVertex(v, varJ, newLow, newHigh)</text:span></text:p>
      <text:p text:style-name="P18"><text:span text:style-name="Source_20_Text"><text:s text:c="12"/>swapWasMade = true</text:span></text:p>
      <text:p text:style-name="P18"><text:span text:style-name="Source_20_Text"><text:s text:c="8"/></text:span><text:span text:style-name="Source_20_Text"><text:span text:style-name="T64">#</text:span></text:span><text:span text:style-name="Source_20_Text"> Cas</text:span><text:span text:style-name="Source_20_Text"><text:span text:style-name="T64">o</text:span></text:span><text:span text:style-name="Source_20_Text"> c:</text:span></text:p>
      <text:p text:style-name="P18"><text:span text:style-name="Source_20_Text"><text:s text:c="8"/>else if ((low != null &amp;&amp; low.variable == varJ) &amp;&amp;</text:span></text:p>
      <text:p text:style-name="P18"><text:span text:style-name="Source_20_Text"><text:tab/><text:tab/><text:tab/>(high != null &amp;&amp; high.variable == varJ)):</text:span></text:p>
      <text:p text:style-name="P18"><text:span text:style-name="Source_20_Text"><text:s text:c="12"/>newLow = addWithoutRedundant(varI, A, C)</text:span></text:p>
      <text:p text:style-name="P18"><text:span text:style-name="Source_20_Text"><text:s text:c="12"/>newHigh = addWithoutRedundant(varI, B, D)</text:span></text:p>
      <text:p text:style-name="P18"><text:span text:style-name="Source_20_Text"><text:s text:c="12"/>this.setVertex(v, varJ, newLow, newHigh)</text:span></text:p>
      <text:p text:style-name="P18"><text:span text:style-name="Source_20_Text"><text:s text:c="12"/>swapWasMade = true</text:span></text:p>
      <text:p text:style-name="P18"><text:span text:style-name="Source_20_Text"><text:s text:c="8"/></text:span><text:span text:style-name="Source_20_Text"><text:span text:style-name="T64">#</text:span></text:span><text:span text:style-name="Source_20_Text"> Cas</text:span><text:span text:style-name="Source_20_Text"><text:span text:style-name="T64">o</text:span></text:span><text:span text:style-name="Source_20_Text"> d:</text:span></text:p>
      <text:p text:style-name="P18"><text:span text:style-name="Source_20_Text"><text:s text:c="8"/>else if ((low == null || low.variable != varJ) &amp;&amp;</text:span></text:p>
      <text:p text:style-name="P18"><text:span text:style-name="Source_20_Text"><text:tab/><text:tab/><text:tab/>(high == null || high.variable != varJ)):</text:span></text:p>
      <text:p text:style-name="P18"><text:span text:style-name="Source_20_Text"><text:s text:c="12"/>swapWasMade = false</text:span></text:p>
      <text:p text:style-name="P18"><text:span text:style-name="Source_20_Text"><text:s text:c="8"/></text:span><text:span text:style-name="Source_20_Text"><text:span text:style-name="T64">#</text:span></text:span><text:span text:style-name="Source_20_Text"> Cas</text:span><text:span text:style-name="Source_20_Text"><text:span text:style-name="T64">o</text:span></text:span><text:span text:style-name="Source_20_Text"> e:</text:span></text:p>
      <text:p text:style-name="P18"><text:span text:style-name="Source_20_Text"><text:s text:c="8"/>else if ((low == null || low.variable != varJ) &amp;&amp; high == null):</text:span></text:p>
      <text:p text:style-name="P18"><text:span text:style-name="Source_20_Text"><text:s text:c="12"/>swapWasMade = false</text:span></text:p>
      <text:p text:style-name="P18"><text:span text:style-name="Source_20_Text"/></text:p>
      <text:p text:style-name="P18"><text:span text:style-name="Source_20_Text"><text:s text:c="8"/>return swapWasMade</text:span></text:p>
      <text:p text:style-name="P32"/>
      <text:p text:style-name="P31"><text:span text:style-name="Source_20_Text"><text:span text:style-name="T64"># Intercambia un nivel con el siguiente</text:span></text:span></text:p>
      <text:p text:style-name="P18"><text:span text:style-name="Source_20_Text">swap(int level):</text:span></text:p>
      <text:p text:style-name="P18"><text:span text:style-name="Source_20_Text"><text:s text:c="4"/></text:span></text:p>
      <text:p text:style-name="P18"><text:span text:style-name="Source_20_Text"><text:s text:c="8"/></text:span><text:span text:style-name="Source_20_Text"><text:span text:style-name="T64"># Si es el último nivel, ignorar</text:span></text:span></text:p>
      <text:p text:style-name="P18"><text:span text:style-name="Source_20_Text"><text:s text:c="8"/>if(level == variables.size()-1)</text:span></text:p>
      <text:p text:style-name="P18"><text:span text:style-name="Source_20_Text"><text:s text:c="12"/>return false</text:span></text:p>
      <text:p text:style-name="P18"><text:span text:style-name="Source_20_Text"><text:s text:c="4"/></text:span></text:p>
      <text:p text:style-name="P18"><text:span text:style-name="Source_20_Text"><text:s text:c="8"/>variableI = variables.getVariableInPosition(level)</text:span></text:p>
      <text:p text:style-name="P18"><text:span text:style-name="Source_20_Text"><text:s text:c="8"/>variableJ = variables.getVariableInPosition(level+1)</text:span></text:p>
      <text:p text:style-name="P18"><text:span text:style-name="Source_20_Text"><text:s text:c="6"/></text:span></text:p>
      <text:p text:style-name="P18"><text:span text:style-name="Source_20_Text"><text:s text:c="8"/>boolean swapWasMade = false</text:span></text:p>
      <text:p text:style-name="P18"><text:span text:style-name="Source_20_Text"/></text:p>
      <text:p text:style-name="P18"><text:span text:style-name="Source_20_Text"><text:s text:c="8"/>verticesOfThisLevel = V[variableI]</text:span></text:p>
      <text:p text:style-name="P18"><text:soft-page-break/><text:span text:style-name="Source_20_Text"><text:s text:c="8"/>for(Vertex v : verticesOfThisLevel):</text:span></text:p>
      <text:p text:style-name="P18"><text:span text:style-name="Source_20_Text"><text:s text:c="12"/>swapWasMade = swapWasMade || swapVertex(v, variableJ)</text:span></text:p>
      <text:p text:style-name="P18"><text:span text:style-name="Source_20_Text"><text:s text:c="4"/></text:span></text:p>
      <text:p text:style-name="P18"><text:span text:style-name="Source_20_Text"><text:s text:c="8"/>variables.swap(variableI, variableJ);</text:span></text:p>
      <text:p text:style-name="P18"><text:span text:style-name="Source_20_Text"><text:s text:c="8"/>return swapWasMade</text:span></text:p>
      <text:p text:style-name="Standard"/>
      <text:p text:style-name="Standard"><text:bookmark-start text:name="__RefHeading__115_201455433"/><text:bookmark-end text:name="__RefHeading__115_201455433"/></text:p>
      <text:p text:style-name="Standard"/>
      <text:h text:style-name="Heading_20_1" text:outline-level="1"><text:bookmark-start text:name="__RefHeading__117_201455433"/><text:span text:style-name="T88">S</text:span>oftware<text:bookmark-end text:name="__RefHeading__117_201455433"/></text:h>
      <text:p text:style-name="P61">Herramientas usadas</text:p>
      <text:p text:style-name="P62">Diseño</text:p>
      <text:p text:style-name="P62">Funcionalidad</text:p>
      <text:p text:style-name="P62">Manual de uso de los binarios</text:p>
      <text:p text:style-name="P62"/>
      <text:h text:style-name="Heading_20_1" text:outline-level="1"><text:bookmark-start text:name="__RefHeading__4766_1570387257"/>Implementación<text:bookmark-end text:name="__RefHeading__4766_1570387257"/></text:h>
      <text:p text:style-name="P20"><text:span text:style-name="T84">La mayoría de l</text:span>as implementaciones actuales está<text:span text:style-name="T84">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span></text:p>
      <text:p text:style-name="P56"><text:span text:style-name="T84">H</text:span>e optado por realizar una implementación libre y gratuita que pudiera usarse como laboratorio por parte de investigadores.</text:p>
      <text:p text:style-name="P22"><text:span text:style-name="T85">La </text:span>implementación se encuentra disponible para descargar bajo licencia libre GPL3 con excepción de uso de clases en <text:a xlink:type="simple" xlink:href="https://github.com/diegojromerolopez/djbdd">https://github.com/diegojromerolopez/djbdd</text:a>.</text:p>
      <text:h text:style-name="Heading_20_1" text:outline-level="1"><text:bookmark-start text:name="__RefHeading__119_201455433"/>Experimentos y resultados<text:bookmark-end text:name="__RefHeading__119_201455433"/></text:h>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Text_20_body"><text:span text:style-name="T43">[BRYANT1986] </text:span>Graph-Based Algorithms for Boolean Function Manipulation, Randal E. Bryant, 1986</text:p>
      <text:p text:style-name="P15">[1] Symbolic Boolean Manipulation with Ordered Binary Decision Diagrams, Randal E. Bryant. Carnegie Mellon University.</text:p>
      <text:p text:style-name="P48">[DIMACS] DIMACS CNF formula format. <text:a xlink:type="simple" xlink:href="http://people.sc.fsu.edu/~jburkardt/data/cnf/cnf.html">http://people.sc.fsu.edu/~jburkardt/data/cnf/cnf.html</text:a></text:p>
      <text:p text:style-name="P15">[2] Binary Decision Diagrams. Fabio SOMENZI. Department of Electrical and Computer Engineering. University of Colorado at Boulder.</text:p>
      <text:p text:style-name="P15">[3] Efficient implementation of a BDD package, Karl S. Brace, Richard L. Rudell, Randal E. Bryant. </text:p>
      <text:p text:style-name="P15">[4] Implementation of an Efficient Parallel BDD Package. Tony Stornetta, Forrest Brewer.</text:p>
      <text:p text:style-name="P15">[Rud93] <text:span text:style-name="Emphasis">Dynamic variable </text:span>ordering for ordered binary decision diagrams. Richard L. Rudell 1993.</text:p>
      <text:p text:style-name="P15"><text:bookmark-start text:name="__DdeLink__756_871160097"/>[Rud93W]<text:bookmark-end text:name="__DdeLink__756_871160097"/> BDDs: Implementation Issues &amp; Variable Ordering. Richard Rudell 1993.</text:p>
      <text:p text:style-name="P15">[JacobiEtAl] Incremental <text:s/>Reduction of Binary Decision Diagrams. R. Jacobi, N. Calazans, C. Trullem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OpenSymbol2" svg:font-family="OpenSymbol, 'Arial Unicode MS'"/>
    <style:font-face style:name="sans-serif" svg:font-family="sans-serif"/>
    <style:font-face style:name="F" svg:font-family="" style:font-family-generic="roman"/>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Lohit Hindi"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style:font-face style:name="Lohit Hindi2"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2" style:font-size-asian="10.5pt" style:font-name-complex="Lohit Hindi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08T20:27:23.492405000</dc:date>
    <meta:editing-duration>P1DT8H58M54S</meta:editing-duration>
    <meta:editing-cycles>173</meta:editing-cycles>
    <meta:generator>LibreOffice/4.1.0.4$MacOSX_x86 LibreOffice_project/89ea49ddacd9aa532507cbf852f2bb22b1ace28</meta:generator>
    <meta:document-statistic meta:table-count="5" meta:image-count="0" meta:object-count="0" meta:page-count="26" meta:paragraph-count="422" meta:word-count="3788" meta:character-count="24037" meta:non-whitespace-character-count="19272"/>
  </office:meta>
</office:document-meta>
</file>